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ゴシック" svg:font-family="IPAゴシック" style:font-adornments="標準" style:font-family-generic="swiss"/>
    <style:font-face style:name="Arial" svg:font-family="Arial" style:font-family-generic="swiss" style:font-pitch="variable"/>
    <style:font-face style:name="IPAゴシック1" svg:font-family="IPAゴシック" style:font-family-generic="swiss" style:font-pitch="variable"/>
    <style:font-face style:name="Liberation Sans" svg:font-family="'Liberation Sans'" style:font-family-generic="swiss" style:font-pitch="variable"/>
    <style:font-face style:name="IPAゴシック2" svg:font-family="IPAゴシック"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9mm"/>
    </style:style>
    <style:style style:name="co2" style:family="table-column">
      <style:table-column-properties fo:break-before="auto" style:column-width="50.01mm"/>
    </style:style>
    <style:style style:name="co3" style:family="table-column">
      <style:table-column-properties fo:break-before="auto" style:column-width="13mm"/>
    </style:style>
    <style:style style:name="co4" style:family="table-column">
      <style:table-column-properties fo:break-before="auto" style:column-width="17.46mm"/>
    </style:style>
    <style:style style:name="ro1" style:family="table-row">
      <style:table-row-properties style:row-height="4.52mm" fo:break-before="auto" style:use-optimal-row-height="true"/>
    </style:style>
    <style:style style:name="ro2" style:family="table-row">
      <style:table-row-properties style:row-height="14.8mm" fo:break-before="auto" style:use-optimal-row-height="true"/>
    </style:style>
    <style:style style:name="ro3" style:family="table-row">
      <style:table-row-properties style:row-height="11.98mm" fo:break-before="auto" style:use-optimal-row-height="true"/>
    </style:style>
    <style:style style:name="ro4" style:family="table-row">
      <style:table-row-properties style:row-height="9.51mm" fo:break-before="auto" style:use-optimal-row-height="true"/>
    </style:style>
    <style:style style:name="ro5" style:family="table-row">
      <style:table-row-properties style:row-height="38.44mm" fo:break-before="auto" style:use-optimal-row-height="true"/>
    </style:style>
    <style:style style:name="ro6" style:family="table-row">
      <style:table-row-properties style:row-height="17.27mm" fo:break-before="auto" style:use-optimal-row-height="true"/>
    </style:style>
    <style:style style:name="ro7" style:family="table-row">
      <style:table-row-properties style:row-height="22.56mm" fo:break-before="auto" style:use-optimal-row-height="true"/>
    </style:style>
    <style:style style:name="ro8" style:family="table-row">
      <style:table-row-properties style:row-height="6.6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1" fo:font-size="8pt" fo:font-style="normal" fo:text-shadow="none" style:text-underline-style="none" fo:font-weight="normal" style:font-name-asian="IPAゴシック2" style:font-size-asian="8pt" style:font-style-asian="normal" style:font-weight-asian="normal" style:font-size-complex="8pt" style:font-style-complex="normal" style:font-weight-complex="normal"/>
    </style:style>
    <style:style style:name="ce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1" fo:font-size="8pt" fo:font-style="normal" fo:text-shadow="none" style:text-underline-style="none" fo:font-weight="normal" style:font-name-asian="IPAゴシック2" style:font-size-asian="8pt" style:font-style-asian="normal" style:font-weight-asian="normal" style:font-size-complex="8pt" style:font-style-complex="normal" style:font-weight-complex="normal"/>
    </style:style>
    <style:style style:name="ce3" style:family="table-cell" style:parent-style-name="Default" style:data-style-name="N0">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1" fo:font-size="8pt" fo:font-style="normal" fo:text-shadow="none" style:text-underline-style="none" fo:font-weight="normal" style:font-name-asian="IPAゴシック2" style:font-size-asian="8pt" style:font-style-asian="normal" style:font-weight-asian="normal" style:font-size-complex="8pt" style:font-style-complex="normal" style:font-weight-complex="normal"/>
    </style:style>
    <style:style style:name="ce4" style:family="table-cell" style:parent-style-name="Default">
      <style:text-properties style:font-name="IPAゴシック1" style:font-name-asian="IPAゴシック2"/>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1" fo:font-size="8pt" fo:font-style="normal" fo:text-shadow="none" style:text-underline-style="none" fo:font-weight="normal" style:font-name-asian="IPAゴシック2" style:font-size-asian="8pt" style:font-style-asian="normal" style:font-weight-asian="normal" style:font-size-complex="8pt" style:font-style-complex="normal" style:font-weight-complex="normal"/>
    </style:style>
    <style:style style:name="ce1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1" fo:font-size="8pt" fo:font-style="normal" fo:text-shadow="none" style:text-underline-style="none" fo:font-weight="normal" style:font-name-asian="IPAゴシック2" style:font-size-asian="8pt" style:font-style-asian="normal" style:font-weight-asian="normal" style:font-size-complex="8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IPAゴシック1" fo:font-size="8pt" fo:font-style="normal" fo:text-shadow="none" style:text-underline-style="none" fo:font-weight="normal" style:font-name-asian="IPAゴシック2" style:font-size-asian="8pt" style:font-style-asian="normal" style:font-weight-asian="normal" style:font-size-complex="8pt" style:font-style-complex="normal" style:font-weight-complex="normal"/>
    </style:style>
    <style:style style:name="ce12" style:family="table-cell" style:parent-style-name="Default">
      <style:text-properties style:font-name="IPAゴシック1" style:font-name-asian="IPAゴシック2"/>
    </style:style>
  </office:automatic-styles>
  <office:body>
    <office:spreadsheet>
      <table:table table:name="firewall-rule" table:style-name="ta1">
        <office:forms form:automatic-focus="false" form:apply-design-mode="false"/>
        <table:table-column table:style-name="co1" table:default-cell-style-name="ce1"/>
        <table:table-column table:style-name="co2" table:number-columns-repeated="2" table:default-cell-style-name="ce1"/>
        <table:table-column table:style-name="co3" table:number-columns-repeated="3" table:default-cell-style-name="ce1"/>
        <table:table-column table:style-name="co2" table:default-cell-style-name="ce1"/>
        <table:table-column table:style-name="co3" table:number-columns-repeated="7" table:default-cell-style-name="ce1"/>
        <table:table-column table:style-name="co2" table:default-cell-style-name="ce1"/>
        <table:table-column table:style-name="co3" table:number-columns-repeated="7" table:default-cell-style-name="ce1"/>
        <table:table-column table:style-name="co4" table:number-columns-repeated="230" table:default-cell-style-name="ce3"/>
        <table:table-column table:style-name="co4" table:number-columns-repeated="767" table:default-cell-style-name="ce4"/>
        <table:table-column table:style-name="co4" table:number-columns-repeated="5" table:default-cell-style-name="Default"/>
        <table:table-header-rows>
          <table:table-row table:style-name="ro1">
            <table:table-cell table:number-columns-repeated="1024"/>
          </table:table-row>
          <table:table-row table:style-name="ro2">
            <table:table-cell/>
            <table:table-cell table:style-name="ce2" office:value-type="string" calcext:value-type="string">
              <text:p>規則名</text:p>
            </table:table-cell>
            <table:table-cell table:style-name="ce2" office:value-type="string" calcext:value-type="string">
              <text:p>説明</text:p>
            </table:table-cell>
            <table:table-cell table:style-name="ce2" office:value-type="string" calcext:value-type="string">
              <text:p>有効</text:p>
            </table:table-cell>
            <table:table-cell table:style-name="ce2" office:value-type="string" calcext:value-type="string">
              <text:p>方向</text:p>
            </table:table-cell>
            <table:table-cell table:style-name="ce2" office:value-type="string" calcext:value-type="string">
              <text:p>プロファイル</text:p>
            </table:table-cell>
            <table:table-cell table:style-name="ce2" office:value-type="string" calcext:value-type="string">
              <text:p>グループ</text:p>
            </table:table-cell>
            <table:table-cell table:style-name="ce2" office:value-type="string" calcext:value-type="string">
              <text:p>ローカル IP</text:p>
            </table:table-cell>
            <table:table-cell table:style-name="ce2" office:value-type="string" calcext:value-type="string">
              <text:p>リモート IP</text:p>
            </table:table-cell>
            <table:table-cell table:style-name="ce2" office:value-type="string" calcext:value-type="string">
              <text:p>プロトコル</text:p>
            </table:table-cell>
            <table:table-cell table:style-name="ce2" office:value-type="string" calcext:value-type="string">
              <text:p>Type,Code[;...]</text:p>
            </table:table-cell>
            <table:table-cell table:style-name="ce2" office:value-type="string" calcext:value-type="string">
              <text:p>ローカル ポート</text:p>
            </table:table-cell>
            <table:table-cell table:style-name="ce2" office:value-type="string" calcext:value-type="string">
              <text:p>リモート ポート</text:p>
            </table:table-cell>
            <table:table-cell table:style-name="ce2" office:value-type="string" calcext:value-type="string">
              <text:p>エッジ トラバーサル</text:p>
            </table:table-cell>
            <table:table-cell table:style-name="ce2" office:value-type="string" calcext:value-type="string">
              <text:p>プログラム</text:p>
            </table:table-cell>
            <table:table-cell table:style-name="ce2" office:value-type="string" calcext:value-type="string">
              <text:p>サービス</text:p>
            </table:table-cell>
            <table:table-cell table:style-name="ce2" office:value-type="string" calcext:value-type="string">
              <text:p>インターフェイスの種類</text:p>
            </table:table-cell>
            <table:table-cell table:style-name="ce2" office:value-type="string" calcext:value-type="string">
              <text:p>リモート コンピューター グループ</text:p>
            </table:table-cell>
            <table:table-cell table:style-name="ce2" office:value-type="string" calcext:value-type="string">
              <text:p>リモート ユーザー グループ</text:p>
            </table:table-cell>
            <table:table-cell table:style-name="ce2" office:value-type="string" calcext:value-type="string">
              <text:p>セキュリティ</text:p>
            </table:table-cell>
            <table:table-cell table:style-name="ce2" office:value-type="string" calcext:value-type="string">
              <text:p>規則のソース</text:p>
            </table:table-cell>
            <table:table-cell table:style-name="ce2" office:value-type="string" calcext:value-type="string">
              <text:p>操作</text:p>
            </table:table-cell>
            <table:table-cell table:number-columns-repeated="1002"/>
          </table:table-row>
        </table:table-header-rows>
        <table:table-row table:style-name="ro3">
          <table:table-cell/>
          <table:table-cell table:style-name="ce2" office:value-type="string" calcext:value-type="string">
            <text:p>AllJoyn ルーター (TCP 受信)</text:p>
          </table:table-cell>
          <table:table-cell table:style-name="ce2" office:value-type="string" calcext:value-type="string">
            <text:p>AllJoyn ルーターのトラフィックの受信規則です [TC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AllJoyn ルータ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995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AJRouter</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AllJoyn ルーター (TCP 送信)</text:p>
          </table:table-cell>
          <table:table-cell table:style-name="ce2" office:value-type="string" calcext:value-type="string">
            <text:p>AllJoyn ルーターのトラフィックの送信規則です [TC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text:p>
          </table:table-cell>
          <table:table-cell table:style-name="ce2" office:value-type="string" calcext:value-type="string">
            <text:p>AllJoyn ルータ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AJRouter</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AllJoyn ルーター (UDP 受信)</text:p>
          </table:table-cell>
          <table:table-cell table:style-name="ce2" office:value-type="string" calcext:value-type="string">
            <text:p>AllJoyn ルーター トラフィックの受信規則です [UD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AllJoyn ルーター</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AJRouter</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AllJoyn ルーター (UDP 受信)</text:p>
          </table:table-cell>
          <table:table-cell table:style-name="ce2" office:value-type="string" calcext:value-type="string">
            <text:p>AllJoyn ルーター トラフィックの受信規則です [UD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AllJoyn ルーター</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CD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AllJoyn ルーター (UDP 送信)</text:p>
          </table:table-cell>
          <table:table-cell table:style-name="ce2" office:value-type="string" calcext:value-type="string">
            <text:p>AllJoyn ルーターのトラフィックの送信規則です [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text:p>
          </table:table-cell>
          <table:table-cell table:style-name="ce2" office:value-type="string" calcext:value-type="string">
            <text:p>AllJoyn ルーター</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AJRouter</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AllJoyn ルーター (UDP 送信)</text:p>
          </table:table-cell>
          <table:table-cell table:style-name="ce2" office:value-type="string" calcext:value-type="string">
            <text:p>AllJoyn ルーターのトラフィックの送信規則です [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text:p>
          </table:table-cell>
          <table:table-cell table:style-name="ce2" office:value-type="string" calcext:value-type="string">
            <text:p>AllJoyn ルーター</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CD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Connected User Experiences and Telemetry</text:p>
          </table:table-cell>
          <table:table-cell table:style-name="ce2" office:value-type="string" calcext:value-type="string">
            <text:p>統合製品利用統計情報クライアント送信トラフィック</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DiagTrack</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table:table-cell table:style-name="ce2" office:value-type="string" calcext:value-type="string">
            <text:p>DiagTrack</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Delivery Optimization (TCP-In)</text:p>
          </table:table-cell>
          <table:table-cell table:style-name="ce2" office:value-type="string" calcext:value-type="string">
            <text:p>リモート エンドポイントに接続する配信の最適化を許可するための受信規則で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Delivery Optimization</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7680</text:p>
          </table:table-cell>
          <table:table-cell table:style-name="ce2" office:value-type="string" calcext:value-type="string">
            <text:p>任意</text:p>
          </table:table-cell>
          <table:table-cell table:style-name="ce2" office:value-type="string" calcext:value-type="string">
            <text:p>はい</text:p>
          </table:table-cell>
          <table:table-cell table:style-name="ce2" office:value-type="string" calcext:value-type="string">
            <text:p>%SystemRoot%\system32\svchost.exe</text:p>
          </table:table-cell>
          <table:table-cell table:style-name="ce2" office:value-type="string" calcext:value-type="string">
            <text:p>do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Delivery Optimization (UDP-In)</text:p>
          </table:table-cell>
          <table:table-cell table:style-name="ce2" office:value-type="string" calcext:value-type="string">
            <text:p>リモート エンドポイントに接続する配信の最適化を許可するための受信規則で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Delivery Optimization</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7680</text:p>
          </table:table-cell>
          <table:table-cell table:style-name="ce2" office:value-type="string" calcext:value-type="string">
            <text:p>任意</text:p>
          </table:table-cell>
          <table:table-cell table:style-name="ce2" office:value-type="string" calcext:value-type="string">
            <text:p>はい</text:p>
          </table:table-cell>
          <table:table-cell table:style-name="ce2" office:value-type="string" calcext:value-type="string">
            <text:p>%SystemRoot%\system32\svchost.exe</text:p>
          </table:table-cell>
          <table:table-cell table:style-name="ce2" office:value-type="string" calcext:value-type="string">
            <text:p>do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DIAL プロトコル サーバー (HTTP 受信)</text:p>
          </table:table-cell>
          <table:table-cell table:style-name="ce2" office:value-type="string" calcext:value-type="string">
            <text:p>HTTP を使用したアプリのリモート制御を許可するための DIAL プロトコル サーバーの受信規則です。[TCP 10247]</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DIAL プロトコル サーバ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024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DIAL プロトコル サーバー (HTTP 受信)</text:p>
          </table:table-cell>
          <table:table-cell table:style-name="ce2" office:value-type="string" calcext:value-type="string">
            <text:p>HTTP を使用したアプリのリモート制御を許可するための DIAL プロトコル サーバーの受信規則です。[TCP 10247]</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DIAL プロトコル サーバー</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1024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iSCSI サービス (TCP 受信)</text:p>
          </table:table-cell>
          <table:table-cell table:style-name="ce2" office:value-type="string" calcext:value-type="string">
            <text:p>iSCSI サーバーまたはデバイスとの通信を許可するための iSCSI サービス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iSCSI 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Msiscsi</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iSCSI サービス (TCP 受信)</text:p>
          </table:table-cell>
          <table:table-cell table:style-name="ce2" office:value-type="string" calcext:value-type="string">
            <text:p>iSCSI サーバーまたはデバイスとの通信を許可するための iSCSI サービス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iSCSI 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Msiscsi</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iSCSI サービス (TCP 送信)</text:p>
          </table:table-cell>
          <table:table-cell table:style-name="ce2" office:value-type="string" calcext:value-type="string">
            <text:p>iSCSI サーバーまたはデバイスとの通信を許可するための iSCSI サービス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iSCSI 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Msiscsi</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iSCSI サービス (TCP 送信)</text:p>
          </table:table-cell>
          <table:table-cell table:style-name="ce2" office:value-type="string" calcext:value-type="string">
            <text:p>iSCSI サーバーまたはデバイスとの通信を許可するための iSCSI サービス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iSCSI 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Msiscsi</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DNS (UDP 受信)</text:p>
          </table:table-cell>
          <table:table-cell table:style-name="ce2" office:value-type="string" calcext:value-type="string">
            <text:p>mDNS トラフィックの受信規則 [UD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DNS</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mDNS</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DNS (UDP 送信)</text:p>
          </table:table-cell>
          <table:table-cell table:style-name="ce2" office:value-type="string" calcext:value-type="string">
            <text:p>mDNS トラフィックの送信規則 [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DNS</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5353</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HTTP ストリーミング (TCP-In)</text:p>
          </table:table-cell>
          <table:table-cell table:style-name="ce2" office:value-type="string" calcext:value-type="string">
            <text:p>HTTP Media ストリーミングを許可するための Media Center Extender の受信規則です。[TCP 10244]</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10244</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qWave (TCP 受信)</text:p>
          </table:table-cell>
          <table:table-cell table:style-name="ce2" office:value-type="string" calcext:value-type="string">
            <text:p>高品質な Windows オーディオ ビデオ エクスペリエンス サービスの使用を許可するための Media Center Extender の受信規則です。[TCP 217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17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qWave (TCP 送信)</text:p>
          </table:table-cell>
          <table:table-cell table:style-name="ce2" office:value-type="string" calcext:value-type="string">
            <text:p>高品質な Windows オーディオ ビデオ エクスペリエンス サービスの使用を許可するための Media Center Extender の送信規則です。[TCP 217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17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qWave (UDP 受信)</text:p>
          </table:table-cell>
          <table:table-cell table:style-name="ce2" office:value-type="string" calcext:value-type="string">
            <text:p>高品質な Windows オーディオ ビデオ エクスペリエンス サービスの使用を許可するための Media Center Extender の受信規則です。[UDP 217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217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qWave (UDP 送信)</text:p>
          </table:table-cell>
          <table:table-cell table:style-name="ce2" office:value-type="string" calcext:value-type="string">
            <text:p>高品質な Windows オーディオ ビデオ エクスペリエンス サービスの使用を許可するための Media Center Extender の送信規則です。[UDP 217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217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RTSP (TCP 受信)</text:p>
          </table:table-cell>
          <table:table-cell table:style-name="ce2" office:value-type="string" calcext:value-type="string">
            <text:p>RTSP AV 制御を許可するための Media Center Extender の受信規則です。[TCP 554、TCP 8554-8558]</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554,8554,8555,8556,8557,855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ehome\ehshell.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RTSP (TCP 送信)</text:p>
          </table:table-cell>
          <table:table-cell table:style-name="ce2" office:value-type="string" calcext:value-type="string">
            <text:p>WMDRM-ND および RTSP AV 制御を許可するための Media Center Extender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ehome\ehshell.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SSDP (UDP 受信)</text:p>
          </table:table-cell>
          <table:table-cell table:style-name="ce2" office:value-type="string" calcext:value-type="string">
            <text:p>Simple Service Discovery Protocol の使用を許可するための Media Center Extender の受信規則です。[UDP 190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SSDP (UDP 送信)</text:p>
          </table:table-cell>
          <table:table-cell table:style-name="ce2" office:value-type="string" calcext:value-type="string">
            <text:p>Simple Service Discovery Protocol の使用を許可するための Media Center Extender の送信規則です。[UDP 190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90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5">
          <table:table-cell/>
          <table:table-cell table:style-name="ce2" office:value-type="string" calcext:value-type="string">
            <text:p>Media Center Extender - WMDRM-ND/RTP/RTCP (UDP 受信)</text:p>
          </table:table-cell>
          <table:table-cell table:style-name="ce2" office:value-type="string" calcext:value-type="string">
            <text:p>WMDRM-ND および RTP/RTCP AV ストリーミングを許可するための Media Center Extender の受信規則です。[UDP 7777-7781、UDP 5004-5005、UDP 50004-50013]</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7777,7778,7779,7780,7781,5004,5005,50004,50005,50006,50007,50008,50009,50010,50011,50012,50013</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ehome\ehshell.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WMDRM-ND/RTP/RTCP (UDP 送信)</text:p>
          </table:table-cell>
          <table:table-cell table:style-name="ce2" office:value-type="string" calcext:value-type="string">
            <text:p>WMDRM-ND および RTP/RTCP AV ストリーミングを許可するための Media Center Extender の送信規則です。[UD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ehome\ehshell.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XSP (TCP 受信)</text:p>
          </table:table-cell>
          <table:table-cell table:style-name="ce2" office:value-type="string" calcext:value-type="string">
            <text:p>ターミナル セッションを許可するための Media Center Extender の受信規則です。[TCP 339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339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termservic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サービス (TCP 送信)</text:p>
          </table:table-cell>
          <table:table-cell table:style-name="ce2" office:value-type="string" calcext:value-type="string">
            <text:p>コンピューターの場所を検出して接続するため、Extender デバイスを許可するための Media Center Extender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mcx2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 - デバイス プロビジョニング (TCP 送信)</text:p>
          </table:table-cell>
          <table:table-cell table:style-name="ce2" office:value-type="string" calcext:value-type="string">
            <text:p>デバイス プロビジョニングのトラフィックを許可するための Media Center Extender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ehome\mcx2prov.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s - Media ストリーミング (TCP-In)</text:p>
          </table:table-cell>
          <table:table-cell table:style-name="ce2" office:value-type="string" calcext:value-type="string">
            <text:p>Media ストリーミングの UPnP トラフィックを許可するための Media Center Extenders の受信規則です。[TCP 2869]</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86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s - Media ストリーミング (TCP-Out)</text:p>
          </table:table-cell>
          <table:table-cell table:style-name="ce2" office:value-type="string" calcext:value-type="string">
            <text:p>Media ストリーミングの UPnP トラフィックを許可するための Media Center Extenders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upn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s - Media ストリーミング (UDP-Out)</text:p>
          </table:table-cell>
          <table:table-cell table:style-name="ce2" office:value-type="string" calcext:value-type="string">
            <text:p>Media ストリーミング用デバイスに SSDP による検索への応答を許可するための Media Center Extenders の送信規則です。[UDP 190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s - UPnP (TCP-Out)</text:p>
          </table:table-cell>
          <table:table-cell table:style-name="ce2" office:value-type="string" calcext:value-type="string">
            <text:p>UPnP デバイスにデバイス情報を送信することを許可するための Media Center Extenders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Media Center Extenders - デバイス評価 (TCP-Out)</text:p>
          </table:table-cell>
          <table:table-cell table:style-name="ce2" office:value-type="string" calcext:value-type="string">
            <text:p>Media ストリーミングのデバイス評価用トラフィックを許可するための Media Center Extenders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Media Center Extender</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ehome\mcrmg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Netlogon サービス (NP 受信)</text:p>
          </table:table-cell>
          <table:table-cell table:style-name="ce2" office:value-type="string" calcext:value-type="string">
            <text:p>Netlogon サービスを名前付きパイプ経由でリモート管理するため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Netlogon 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44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Netlogon サービス Authz (RPC)</text:p>
          </table:table-cell>
          <table:table-cell table:style-name="ce2" office:value-type="string" calcext:value-type="string">
            <text:p>RPC/TCP 経由のリモート authz 要求を処理するための、NetLogon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Netlogon 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lsass.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Secure Socket トンネリング プロトコル (SSTP 受信)</text:p>
          </table:table-cell>
          <table:table-cell table:style-name="ce2" office:value-type="string" calcext:value-type="string">
            <text:p>Secure Socket トンネリング プロトコルの HTTPS トラフィックを許可するための受信規則です。[TCP 443]</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Secure Socket トンネリング プロトコル</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443</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SNMP トラップ サービス (UDP 受信)</text:p>
          </table:table-cell>
          <table:table-cell table:style-name="ce2" office:value-type="string" calcext:value-type="string">
            <text:p>SNMP トラップを許可する SNMP トラップ サービスの受信規則です。[UDP 162]</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SNMP Trap</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16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nmptrap.exe</text:p>
          </table:table-cell>
          <table:table-cell table:style-name="ce2" office:value-type="string" calcext:value-type="string">
            <text:p>SNMPTRAP</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SNMP トラップ サービス (UDP 受信)</text:p>
          </table:table-cell>
          <table:table-cell table:style-name="ce2" office:value-type="string" calcext:value-type="string">
            <text:p>SNMP トラップを許可する SNMP トラップ サービスの受信規則です。[UDP 162]</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SNMP Trap</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6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nmptrap.exe</text:p>
          </table:table-cell>
          <table:table-cell table:style-name="ce2" office:value-type="string" calcext:value-type="string">
            <text:p>SNMPTRAP</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TCP 上の近接通信共有 (TCP 共有)</text:p>
          </table:table-cell>
          <table:table-cell table:style-name="ce2" office:value-type="string" calcext:value-type="string">
            <text:p>TCP 上の近接通信共有の受信規則</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近接通信共有</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proximityux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TCP 上の近接通信共有 (TCP 配分)</text:p>
          </table:table-cell>
          <table:table-cell table:style-name="ce2" office:value-type="string" calcext:value-type="string">
            <text:p>TCP 上の近接通信共有の送信規則</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近接通信共有</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proximityux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Teredo のネットワーク探索 (SSDP 受信)</text:p>
          </table:table-cell>
          <table:table-cell table:style-name="ce2" office:value-type="string" calcext:value-type="string">
            <text:p>Simple Service Discovery Protocol の使用を許可するためのネットワーク探索の受信規則です。[UDP 1900]</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Teredo のネットワーク探索 (UPnP 受信)</text:p>
          </table:table-cell>
          <table:table-cell table:style-name="ce2" office:value-type="string" calcext:value-type="string">
            <text:p>ユニバーサル プラグ アンド プレイの使用を許可するためのネットワーク探索の受信規則です。[TCP 2869]</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TPM 仮想スマートカード管理 (DCOM 受信)</text:p>
          </table:table-cell>
          <table:table-cell table:style-name="ce2" office:value-type="string" calcext:value-type="string">
            <text:p>DCOM アクティベーションを許可するためのリモート TPM 仮想スマートカード管理の受信規則です。[TCP 13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TPM 仮想スマートカード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3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TPM 仮想スマートカード管理 (DCOM 受信)</text:p>
          </table:table-cell>
          <table:table-cell table:style-name="ce2" office:value-type="string" calcext:value-type="string">
            <text:p>DCOM アクティベーションを許可するためのリモート TPM 仮想スマートカード管理の受信規則です。[TCP 13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TPM 仮想スマートカード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13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TPM 仮想スマートカード管理 (TCP 受信)</text:p>
          </table:table-cell>
          <table:table-cell table:style-name="ce2" office:value-type="string" calcext:value-type="string">
            <text:p>リモート TPM 仮想スマートカード管理トラフィック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TPM 仮想スマートカード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RmtTpmVscMgrSv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TPM 仮想スマートカード管理 (TCP 受信)</text:p>
          </table:table-cell>
          <table:table-cell table:style-name="ce2" office:value-type="string" calcext:value-type="string">
            <text:p>リモート TPM 仮想スマートカード管理トラフィック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TPM 仮想スマートカード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RmtTpmVscMgrSv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TPM 仮想スマートカード管理 (TCP 送信)</text:p>
          </table:table-cell>
          <table:table-cell table:style-name="ce2" office:value-type="string" calcext:value-type="string">
            <text:p>リモート TPM 仮想スマートカード管理トラフィック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TPM 仮想スマートカード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RmtTpmVscMgrSv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TPM 仮想スマートカード管理 (TCP 送信)</text:p>
          </table:table-cell>
          <table:table-cell table:style-name="ce2" office:value-type="string" calcext:value-type="string">
            <text:p>リモート TPM 仮想スマートカード管理トラフィック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TPM 仮想スマートカード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RmtTpmVscMgrSv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FD ASP Coordination Protocol (UDP 受信)</text:p>
          </table:table-cell>
          <table:table-cell table:style-name="ce2" office:value-type="string" calcext:value-type="string">
            <text:p>WFD サービス セッションの調整プロトコルを許可するための WLAN サービスの受信規則 [UDP 7235]</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LAN サービス - WFD Application Services Platform Coordination Protocol (UDP 使用)</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7235</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Wlan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FD ASP Coordination Protocol (UDP 送信)</text:p>
          </table:table-cell>
          <table:table-cell table:style-name="ce2" office:value-type="string" calcext:value-type="string">
            <text:p>WFD サービス セッションの調整プロトコルを許可するための WLAN サービスの送信規則 [UDP 7235]</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LAN サービス - WFD Application Services Platform Coordination Protocol (UDP 使用)</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7235</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Wlan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FD ドライバーのみ (TCP 受信)</text:p>
          </table:table-cell>
          <table:table-cell table:style-name="ce2" office:value-type="string" calcext:value-type="string">
            <text:p>ドライバーが WFD 経由で通信するための受信規則 (TCP 受信)</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LAN サービス - WFD サービス カーネル モード ドライバー規則</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FD ドライバーのみ (TCP 送信)</text:p>
          </table:table-cell>
          <table:table-cell table:style-name="ce2" office:value-type="string" calcext:value-type="string">
            <text:p>ドライバーが WFD 経由で通信するための受信規則 (TCP 送信)</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LAN サービス - WFD サービス カーネル モード ドライバー規則</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FD ドライバーのみ (UDP 受信)</text:p>
          </table:table-cell>
          <table:table-cell table:style-name="ce2" office:value-type="string" calcext:value-type="string">
            <text:p>ドライバーが WFD 経由で通信するための受信規則 (UDP 受信)</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LAN サービス - WFD サービス カーネル モード ドライバー規則</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FD ドライバーのみ (UDP 送信)</text:p>
          </table:table-cell>
          <table:table-cell table:style-name="ce2" office:value-type="string" calcext:value-type="string">
            <text:p>ドライバーが WFD 経由で通信するための受信規則 (UDP 送信)</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LAN サービス - WFD サービス カーネル モード ドライバー規則</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Fi Direct スキャン サービスの使用 (受信)</text:p>
          </table:table-cell>
          <table:table-cell table:style-name="ce2" office:value-type="string" calcext:value-type="string">
            <text:p>Wi-Fi Direct ネットワークで WSD スキャナーを使用するための受信規則で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Wi-Fi Direct ネットワーク探索</text:p>
          </table:table-cell>
          <table:table-cell table:number-columns-repeated="3" table:style-name="ce2" office:value-type="string" calcext:value-type="string">
            <text:p>任意</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ti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Fi Direct スキャン サービスの使用 (送信)</text:p>
          </table:table-cell>
          <table:table-cell table:style-name="ce2" office:value-type="string" calcext:value-type="string">
            <text:p>Wi-Fi Direct ネットワークで WSD スキャナーを使用するための送信規則で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Wi-Fi Direct ネットワーク探索</text:p>
          </table:table-cell>
          <table:table-cell table:number-columns-repeated="3" table:style-name="ce2" office:value-type="string" calcext:value-type="string">
            <text:p>任意</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ti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Fi Direct スプーラーの使用 (受信)</text:p>
          </table:table-cell>
          <table:table-cell table:style-name="ce2" office:value-type="string" calcext:value-type="string">
            <text:p>Wi-Fi Direct ネットワークで WSD プリンターを使用するための受信規則で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Wi-Fi Direct ネットワーク探索</text:p>
          </table:table-cell>
          <table:table-cell table:number-columns-repeated="3" table:style-name="ce2" office:value-type="string" calcext:value-type="string">
            <text:p>任意</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Root%\system32\spoolsv.exe</text:p>
          </table:table-cell>
          <table:table-cell table:style-name="ce2" office:value-type="string" calcext:value-type="string">
            <text:p>Spooler</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Fi Direct スプーラーの使用 (送信)</text:p>
          </table:table-cell>
          <table:table-cell table:style-name="ce2" office:value-type="string" calcext:value-type="string">
            <text:p>Wi-Fi Direct ネットワークで WSD プリンターを使用するための送信規則で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Wi-Fi Direct ネットワーク探索</text:p>
          </table:table-cell>
          <table:table-cell table:number-columns-repeated="3" table:style-name="ce2" office:value-type="string" calcext:value-type="string">
            <text:p>任意</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Root%\system32\spoolsv.exe</text:p>
          </table:table-cell>
          <table:table-cell table:style-name="ce2" office:value-type="string" calcext:value-type="string">
            <text:p>Spooler</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Fi Direct ネットワーク探索 (受信)</text:p>
          </table:table-cell>
          <table:table-cell table:style-name="ce2" office:value-type="string" calcext:value-type="string">
            <text:p>Wi-Fi Direct ネットワークで WSD デバイスを探索するための受信規則で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Wi-Fi Direct ネットワーク探索</text:p>
          </table:table-cell>
          <table:table-cell table:number-columns-repeated="3" table:style-name="ce2" office:value-type="string" calcext:value-type="string">
            <text:p>任意</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Root%\system32\das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Fi Direct ネットワーク探索 (送信)</text:p>
          </table:table-cell>
          <table:table-cell table:style-name="ce2" office:value-type="string" calcext:value-type="string">
            <text:p>Wi-Fi Direct ネットワークで WSD デバイスを探索するための送信規則で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Wi-Fi Direct ネットワーク探索</text:p>
          </table:table-cell>
          <table:table-cell table:number-columns-repeated="3" table:style-name="ce2" office:value-type="string" calcext:value-type="string">
            <text:p>任意</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Root%\system32\das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anagement Instrumentation (DCOM 受信)</text:p>
          </table:table-cell>
          <table:table-cell table:style-name="ce2" office:value-type="string" calcext:value-type="string">
            <text:p>リモート Windows Management Instrumentation の DCOM トラフィックを許可するための受信規則です。 [TCP 13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anagement Instrumentation (WMI)</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3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anagement Instrumentation (DCOM 受信)</text:p>
          </table:table-cell>
          <table:table-cell table:style-name="ce2" office:value-type="string" calcext:value-type="string">
            <text:p>リモート Windows Management Instrumentation の DCOM トラフィックを許可するための受信規則です。 [TCP 13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anagement Instrumentation (WMI)</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13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anagement Instrumentation (WMI 受信)</text:p>
          </table:table-cell>
          <table:table-cell table:style-name="ce2" office:value-type="string" calcext:value-type="string">
            <text:p>リモート Windows Management Instrumentation の WMI トラフィックを許可するための受信規則です。 [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anagement Instrumentation (WMI)</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winmgm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anagement Instrumentation (WMI 受信)</text:p>
          </table:table-cell>
          <table:table-cell table:style-name="ce2" office:value-type="string" calcext:value-type="string">
            <text:p>リモート Windows Management Instrumentation の WMI トラフィックを許可するための受信規則です。 [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anagement Instrumentation (WMI)</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winmgm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anagement Instrumentation (WMI 送信)</text:p>
          </table:table-cell>
          <table:table-cell table:style-name="ce2" office:value-type="string" calcext:value-type="string">
            <text:p>リモート Windows Management Instrumentation の WMI トラフィックを許可するための送信規則です。 [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Windows Management Instrumentation (WMI)</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winmgm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anagement Instrumentation (WMI 送信)</text:p>
          </table:table-cell>
          <table:table-cell table:style-name="ce2" office:value-type="string" calcext:value-type="string">
            <text:p>リモート Windows Management Instrumentation の WMI トラフィックを許可するための送信規則です。 [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Windows Management Instrumentation (WMI)</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winmgm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anagement Instrumentation (非同期受信)</text:p>
          </table:table-cell>
          <table:table-cell table:style-name="ce2" office:value-type="string" calcext:value-type="string">
            <text:p>リモート Windows Management Instrumentation の非同期 WMI トラフィックを許可するための受信規則です。 [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anagement Instrumentation (WMI)</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wbem\unsecapp.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anagement Instrumentation (非同期受信)</text:p>
          </table:table-cell>
          <table:table-cell table:style-name="ce2" office:value-type="string" calcext:value-type="string">
            <text:p>リモート Windows Management Instrumentation の非同期 WMI トラフィックを許可するための受信規則です。 [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anagement Instrumentation (WMI)</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wbem\unsecapp.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TCP 送信)</text:p>
          </table:table-cell>
          <table:table-cell table:style-name="ce2" office:value-type="string" calcext:value-type="string">
            <text:p>TCP/HTTP Media ストリーミングを許可するための Windows Media Player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Media Player</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UDP 受信)</text:p>
          </table:table-cell>
          <table:table-cell table:style-name="ce2" office:value-type="string" calcext:value-type="string">
            <text:p>UDP Media ストリーミングを許可するための Windows Media Player の受信規則です。[UD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Media Player</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UDP 送信)</text:p>
          </table:table-cell>
          <table:table-cell table:style-name="ce2" office:value-type="string" calcext:value-type="string">
            <text:p>UDP Media ストリーミングを許可するための Windows Media Player の送信規則です。[UD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Media Player</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x86 (TCP 送信)</text:p>
          </table:table-cell>
          <table:table-cell table:style-name="ce2" office:value-type="string" calcext:value-type="string">
            <text:p>TCP/HTTP Media ストリーミングを許可するための Windows Media Player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Media Player</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x86)%\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x86 (UDP 受信)</text:p>
          </table:table-cell>
          <table:table-cell table:style-name="ce2" office:value-type="string" calcext:value-type="string">
            <text:p>UDP Media ストリーミングを許可するための Windows Media Player の受信規則です。[UD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Media Player</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x86)%\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x86 (UDP 送信)</text:p>
          </table:table-cell>
          <table:table-cell table:style-name="ce2" office:value-type="string" calcext:value-type="string">
            <text:p>UDP Media ストリーミングを許可するための Windows Media Player の送信規則です。[UD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Media Player</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x86)%\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HTTP ストリーミング受信)</text:p>
          </table:table-cell>
          <table:table-cell table:style-name="ce2" office:value-type="string" calcext:value-type="string">
            <text:p>HTTP Media ストリーミングを許可するための Windows Media Player ネットワーク共有サービスの受信規則です。[TCP 10243]</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0243</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HTTP ストリーミング受信)</text:p>
          </table:table-cell>
          <table:table-cell table:style-name="ce2" office:value-type="string" calcext:value-type="string">
            <text:p>HTTP Media ストリーミングを許可するための Windows Media Player ネットワーク共有サービスの受信規則です。[TCP 1024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Windows Media Player ネットワーク共有サービス (インターネット)</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0245</text:p>
          </table:table-cell>
          <table:table-cell table:style-name="ce2" office:value-type="string" calcext:value-type="string">
            <text:p>任意</text:p>
          </table:table-cell>
          <table:table-cell table:style-name="ce2" office:value-type="string" calcext:value-type="string">
            <text:p>アプリケーションに従う</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HTTP ストリーミング受信)</text:p>
          </table:table-cell>
          <table:table-cell table:style-name="ce2" office:value-type="string" calcext:value-type="string">
            <text:p>HTTP Media ストリーミングを許可するための Windows Media Player ネットワーク共有サービスの受信規則です。[TCP 10243]</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10243</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HTTP ストリーミング送信)</text:p>
          </table:table-cell>
          <table:table-cell table:style-name="ce2" office:value-type="string" calcext:value-type="string">
            <text:p>HTTP Media ストリーミングを許可するための Windows Media Player ネットワーク共有サービスの送信規則です。[TCP 10243]</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10243</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HTTP ストリーミング送信)</text:p>
          </table:table-cell>
          <table:table-cell table:style-name="ce2" office:value-type="string" calcext:value-type="string">
            <text:p>HTTP Media ストリーミングを許可するための Windows Media Player ネットワーク共有サービスの送信規則です。[TCP 10243]</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10243</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qWave TCP 受信)</text:p>
          </table:table-cell>
          <table:table-cell table:style-name="ce2" office:value-type="string" calcext:value-type="string">
            <text:p>高品質な Windows オーディオ ビデオ エクスペリエンス サービスの使用を許可するための Windows Media Player ネットワーク共有サービスの受信規則です。[TCP 217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217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qWave TCP 受信)</text:p>
          </table:table-cell>
          <table:table-cell table:style-name="ce2" office:value-type="string" calcext:value-type="string">
            <text:p>高品質な Windows オーディオ ビデオ エクスペリエンス サービスの使用を許可するための Windows Media Player ネットワーク共有サービスの受信規則です。[TCP 217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17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qWave TCP 送信)</text:p>
          </table:table-cell>
          <table:table-cell table:style-name="ce2" office:value-type="string" calcext:value-type="string">
            <text:p>高品質な Windows オーディオ ビデオ エクスペリエンス サービスの使用を許可するための Windows Media Player ネットワーク共有サービスの送信規則です。[TCP 217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17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qWave TCP 送信)</text:p>
          </table:table-cell>
          <table:table-cell table:style-name="ce2" office:value-type="string" calcext:value-type="string">
            <text:p>高品質な Windows オーディオ ビデオ エクスペリエンス サービスの使用を許可するための Windows Media Player ネットワーク共有サービスの送信規則です。[TCP 217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17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qWave UDP 受信)</text:p>
          </table:table-cell>
          <table:table-cell table:style-name="ce2" office:value-type="string" calcext:value-type="string">
            <text:p>高品質な Windows オーディオ ビデオ エクスペリエンス サービスの使用を許可するための Windows Media Player ネットワーク共有サービスの受信規則です。[UDP 217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217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qWave UDP 受信)</text:p>
          </table:table-cell>
          <table:table-cell table:style-name="ce2" office:value-type="string" calcext:value-type="string">
            <text:p>高品質な Windows オーディオ ビデオ エクスペリエンス サービスの使用を許可するための Windows Media Player ネットワーク共有サービスの受信規則です。[UDP 217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217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qWave UDP 送信)</text:p>
          </table:table-cell>
          <table:table-cell table:style-name="ce2" office:value-type="string" calcext:value-type="string">
            <text:p>高品質な Windows オーディオ ビデオ エクスペリエンス サービスの使用を許可するための Windows Media Player ネットワーク共有サービスの送信規則です。[UDP 217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217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qWave UDP 送信)</text:p>
          </table:table-cell>
          <table:table-cell table:style-name="ce2" office:value-type="string" calcext:value-type="string">
            <text:p>高品質な Windows オーディオ ビデオ エクスペリエンス サービスの使用を許可するための Windows Media Player ネットワーク共有サービスの送信規則です。[UDP 217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217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SSDP 受信)</text:p>
          </table:table-cell>
          <table:table-cell table:style-name="ce2" office:value-type="string" calcext:value-type="string">
            <text:p>Simple Service Discovery Protocol の使用を許可するための Windows Media Player ネットワーク共有サービスの受信規則です。[UDP 190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SSDP 送信)</text:p>
          </table:table-cell>
          <table:table-cell table:style-name="ce2" office:value-type="string" calcext:value-type="string">
            <text:p>Simple Service Discovery Protocol の使用を許可するための Windows Media Player ネットワーク共有サービスの送信規則です。[UDP 190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90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TCP 受信)</text:p>
          </table:table-cell>
          <table:table-cell table:style-name="ce2" office:value-type="string" calcext:value-type="string">
            <text:p>トラフィックの共有を許可するための Windows Media Player ネットワーク共有サービス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netwk.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TCP 受信)</text:p>
          </table:table-cell>
          <table:table-cell table:style-name="ce2" office:value-type="string" calcext:value-type="string">
            <text:p>トラフィックの共有を許可するための Windows Media Player ネットワーク共有サービス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netwk.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TCP 送信)</text:p>
          </table:table-cell>
          <table:table-cell table:style-name="ce2" office:value-type="string" calcext:value-type="string">
            <text:p>トラフィックの共有を許可するための Windows Media Player ネットワーク共有サービス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netwk.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TCP 送信)</text:p>
          </table:table-cell>
          <table:table-cell table:style-name="ce2" office:value-type="string" calcext:value-type="string">
            <text:p>トラフィックの共有を許可するための Windows Media Player ネットワーク共有サービス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netwk.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UDP 受信)</text:p>
          </table:table-cell>
          <table:table-cell table:style-name="ce2" office:value-type="string" calcext:value-type="string">
            <text:p>トラフィックの共有を許可するための Windows Media Player ネットワーク共有サービスの受信規則です。[UD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netwk.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UDP 受信)</text:p>
          </table:table-cell>
          <table:table-cell table:style-name="ce2" office:value-type="string" calcext:value-type="string">
            <text:p>トラフィックの共有を許可するための Windows Media Player ネットワーク共有サービスの受信規則です。[UD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netwk.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UDP 送信)</text:p>
          </table:table-cell>
          <table:table-cell table:style-name="ce2" office:value-type="string" calcext:value-type="string">
            <text:p>トラフィックの共有を許可するための Windows Media Player ネットワーク共有サービスの送信規則です。[UD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netwk.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UDP 送信)</text:p>
          </table:table-cell>
          <table:table-cell table:style-name="ce2" office:value-type="string" calcext:value-type="string">
            <text:p>トラフィックの共有を許可するための Windows Media Player ネットワーク共有サービスの送信規則です。[UD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netwk.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UPnP 受信)</text:p>
          </table:table-cell>
          <table:table-cell table:style-name="ce2" office:value-type="string" calcext:value-type="string">
            <text:p>ユニバーサル プラグ アンド プレイの使用を許可するための Windows Media Player ネットワーク共有サービスの受信規則です。[TCP 2869]</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86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UPnP 送信)</text:p>
          </table:table-cell>
          <table:table-cell table:style-name="ce2" office:value-type="string" calcext:value-type="string">
            <text:p>ユニバーサル プラグ アンド プレイの使用を許可するための Windows Media Player ネットワーク共有サービスの送信規則です。[TCP 2869]</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Media Player ネットワーク共有サービス (UPnPHost 送信)</text:p>
          </table:table-cell>
          <table:table-cell table:style-name="ce2" office:value-type="string" calcext:value-type="string">
            <text:p>ユニバーサル プラグ アンド プレイの使用を許可するための Windows Media Player ネットワーク共有サービスの送信規則です。 [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upn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ndows Media Player ネットワーク共有サービス (ストリーミング TCP 送信)</text:p>
          </table:table-cell>
          <table:table-cell table:style-name="ce2" office:value-type="string" calcext:value-type="string">
            <text:p>TCP/HTTP Media ストリーミングを許可するための Windows Media Player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ストリーミング TCP 送信)</text:p>
          </table:table-cell>
          <table:table-cell table:style-name="ce2" office:value-type="string" calcext:value-type="string">
            <text:p>TCP/HTTP Media ストリーミングを許可するための Windows Media Player 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ndows Media Player ネットワーク共有サービス (ストリーミング UDP 受信)</text:p>
          </table:table-cell>
          <table:table-cell table:style-name="ce2" office:value-type="string" calcext:value-type="string">
            <text:p>UDP Media ストリーミングを許可するための Windows Media Player の受信規則です。[UD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ストリーミング UDP 受信)</text:p>
          </table:table-cell>
          <table:table-cell table:style-name="ce2" office:value-type="string" calcext:value-type="string">
            <text:p>UDP Media ストリーミングを許可するための Windows Media Player の受信規則です。[UD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ndows Media Player ネットワーク共有サービス (ストリーミング UDP 送信)</text:p>
          </table:table-cell>
          <table:table-cell table:style-name="ce2" office:value-type="string" calcext:value-type="string">
            <text:p>UDP Media ストリーミングを許可するための Windows Media Player の送信規則です。[UD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Windows Media Player ネットワーク共有サービ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Media Player ネットワーク共有サービス (ストリーミング UDP 送信)</text:p>
          </table:table-cell>
          <table:table-cell table:style-name="ce2" office:value-type="string" calcext:value-type="string">
            <text:p>UDP Media ストリーミングを許可するための Windows Media Player の送信規則です。[UD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Windows Media Player ネットワーク共有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PROGRAMFILES%\Windows Media Player\wmplay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グループ作業ツール コンピューター名の登録サービス (PNRP 受信)</text:p>
          </table:table-cell>
          <table:table-cell table:style-name="ce2" office:value-type="string" calcext:value-type="string">
            <text:p>ピア名解決を許可するための Windows グループ作業ツール コンピューター名の登録サービスの受信規則です。 [UDP 354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グループ作業ツール コンピューター名の登録サービ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3540</text:p>
          </table:table-cell>
          <table:table-cell table:style-name="ce2" office:value-type="string" calcext:value-type="string">
            <text:p>任意</text:p>
          </table:table-cell>
          <table:table-cell table:style-name="ce2" office:value-type="string" calcext:value-type="string">
            <text:p>アプリケーションに従う</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グループ作業ツール コンピューター名の登録サービス (PNRP 送信)</text:p>
          </table:table-cell>
          <table:table-cell table:style-name="ce2" office:value-type="string" calcext:value-type="string">
            <text:p>ピア名解決を許可するための Windows グループ作業ツール コンピューター名の登録サービスの送信規則です。[UDP 354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グループ作業ツール コンピューター名の登録サービ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354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グループ作業ツール コンピューター名の登録サービス (SSDP 受信)</text:p>
          </table:table-cell>
          <table:table-cell table:style-name="ce2" office:value-type="string" calcext:value-type="string">
            <text:p>Simple Service Discovery Protocol の使用を許可するための Windows グループ作業ツール コンピューター名の登録サービスの受信規則です。 [UDP 190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グループ作業ツール コンピューター名の登録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グループ作業ツール コンピューター名の登録サービス (SSDP 送信)</text:p>
          </table:table-cell>
          <table:table-cell table:style-name="ce2" office:value-type="string" calcext:value-type="string">
            <text:p>Simple Service Discovery Protocol の使用を許可するための Windows グループ作業ツール コンピューター名の登録サービスの送信規則です。 [UDP 190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グループ作業ツール コンピューター名の登録サービ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90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ピア ツー ピア共同作業ファンデーション (PNRP 受信)</text:p>
          </table:table-cell>
          <table:table-cell table:style-name="ce2" office:value-type="string" calcext:value-type="string">
            <text:p>ピア名解決を許可するための Windows ピア ツー ピア共同作業ファンデーションの受信規則です。[UDP 354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ピア ツー ピア共同作業ファンデーション</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3540</text:p>
          </table:table-cell>
          <table:table-cell table:style-name="ce2" office:value-type="string" calcext:value-type="string">
            <text:p>任意</text:p>
          </table:table-cell>
          <table:table-cell table:style-name="ce2" office:value-type="string" calcext:value-type="string">
            <text:p>アプリケーションに従う</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ピア ツー ピア共同作業ファンデーション (PNRP 送信)</text:p>
          </table:table-cell>
          <table:table-cell table:style-name="ce2" office:value-type="string" calcext:value-type="string">
            <text:p>ピア名解決を許可するための Windows ピア ツー ピア共同作業ファンデーションの送信規則です。[UDP 354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ピア ツー ピア共同作業ファンデーション</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354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ピア ツー ピア共同作業ファンデーション (SSDP 受信)</text:p>
          </table:table-cell>
          <table:table-cell table:style-name="ce2" office:value-type="string" calcext:value-type="string">
            <text:p>Simple Service Discovery Protocol の使用を許可するための Windows ピア ツー ピア共同作業ファンデーションの受信規則です。[UDP 190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ピア ツー ピア共同作業ファンデーション</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ピア ツー ピア共同作業ファンデーション (SSDP 送信)</text:p>
          </table:table-cell>
          <table:table-cell table:style-name="ce2" office:value-type="string" calcext:value-type="string">
            <text:p>Simple Service Discovery Protocol の使用を許可するための Windows ピア ツー ピア共同作業ファンデーションの送信規則です。[UDP 190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ピア ツー ピア共同作業ファンデーション</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90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ピア ツー ピア共同作業ファンデーション (TCP 受信)</text:p>
          </table:table-cell>
          <table:table-cell table:style-name="ce2" office:value-type="string" calcext:value-type="string">
            <text:p>ピア ツー ピア通信のための Windows ピア ツー ピア共同作業ファンデーション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ピア ツー ピア共同作業ファンデーション</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アプリケーションに従う</text:p>
          </table:table-cell>
          <table:table-cell table:style-name="ce2" office:value-type="string" calcext:value-type="string">
            <text:p>%SystemRoot%\system32\p2p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ピア ツー ピア共同作業ファンデーション (TCP 送信)</text:p>
          </table:table-cell>
          <table:table-cell table:style-name="ce2" office:value-type="string" calcext:value-type="string">
            <text:p>ピア ツー ピア通信のための Windows ピア ツー ピア共同作業ファンデーション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ピア ツー ピア共同作業ファンデーション</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p2p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ピア ツー ピア共同作業ファンデーション (WSD 受信)</text:p>
          </table:table-cell>
          <table:table-cell table:style-name="ce2" office:value-type="string" calcext:value-type="string">
            <text:p>WSDAPI を介してデバイスを検出するための Windows ピア ツー ピア共同作業ファンデーションの受信規則です。[UDP 3702]</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Windows ピア ツー ピア共同作業ファンデーション</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370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p2p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Windows ピア ツー ピア共同作業ファンデーション (WSD 送信)</text:p>
          </table:table-cell>
          <table:table-cell table:style-name="ce2" office:value-type="string" calcext:value-type="string">
            <text:p>WSDAPI を介してデバイスを検出するための Windows ピア ツー ピア共同作業ファンデーションの送信規則です。 [UDP 3702]</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Windows ピア ツー ピア共同作業ファンデーション</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3702</text:p>
          </table:table-cell>
          <table:table-cell table:style-name="ce2" office:value-type="string" calcext:value-type="string">
            <text:p>いいえ</text:p>
          </table:table-cell>
          <table:table-cell table:style-name="ce2" office:value-type="string" calcext:value-type="string">
            <text:p>%SystemRoot%\system32\p2p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ndows ファイアウォール リモート管理 (RPC)</text:p>
          </table:table-cell>
          <table:table-cell table:style-name="ce2" office:value-type="string" calcext:value-type="string">
            <text:p>RPC/TCP 経由でリモートで管理される Windows ファイアウォール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ファイアウォール リモート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olicyagen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ファイアウォール リモート管理 (RPC)</text:p>
          </table:table-cell>
          <table:table-cell table:style-name="ce2" office:value-type="string" calcext:value-type="string">
            <text:p>RPC/TCP 経由でリモートで管理される Windows ファイアウォール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ファイアウォール リモート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olicyagen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ファイアウォール リモート管理 (RPC-EPMAP)</text:p>
          </table:table-cell>
          <table:table-cell table:style-name="ce2" office:value-type="string" calcext:value-type="string">
            <text:p>Windows ファイアウォール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ファイアウォール リモート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ファイアウォール リモート管理 (RPC-EPMAP)</text:p>
          </table:table-cell>
          <table:table-cell table:style-name="ce2" office:value-type="string" calcext:value-type="string">
            <text:p>Windows ファイアウォール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ファイアウォール リモート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ndows リモート管理 - 互換モード (HTTP-In)</text:p>
          </table:table-cell>
          <table:table-cell table:style-name="ce2" office:value-type="string" calcext:value-type="string">
            <text:p>WS-Management 経由の Windows リモート管理用の互換モード受信規制です。[TCP 8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Windows リモート管理 (互換性)</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8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リモート管理 - 互換モード (HTTP-In)</text:p>
          </table:table-cell>
          <table:table-cell table:style-name="ce2" office:value-type="string" calcext:value-type="string">
            <text:p>WS-Management 経由の Windows リモート管理用の互換モード受信規制です。[TCP 8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Windows リモート管理 (互換性)</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8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Windows リモート管理 (HTTP 受信)</text:p>
          </table:table-cell>
          <table:table-cell table:style-name="ce2" office:value-type="string" calcext:value-type="string">
            <text:p>WS-Management による Windows リモート管理のための受信規則です。[TCP 598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Windows リモート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598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Windows リモート管理 (HTTP 受信)</text:p>
          </table:table-cell>
          <table:table-cell table:style-name="ce2" office:value-type="string" calcext:value-type="string">
            <text:p>WS-Management による Windows リモート管理のための受信規則です。[TCP 598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Windows リモート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598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6">
          <table:table-cell/>
          <table:table-cell table:style-name="ce2" office:value-type="string" calcext:value-type="string">
            <text:p>コア ネットワーク - DNS (UDP 送信)</text:p>
          </table:table-cell>
          <table:table-cell table:style-name="ce2" office:value-type="string" calcext:value-type="string">
            <text:p>DNS 要求を許可する送信規則です。この規則に一致する要求に基づいた DNS の応答は、発信元のアドレスにかかわらず許可されます。この動作は、非厳密なソース マッピングとして分類されます。[LSM] [UDP 53]</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53</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IPHTTPS (TCP-受信)</text:p>
          </table:table-cell>
          <table:table-cell table:style-name="ce2" office:value-type="string" calcext:value-type="string">
            <text:p>IPHTTPS トンネリング テクノロジを許可することによって、HTTP プロキシやファイアウォールを越える接続を提供する受信 TCP 規則で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IPHTTPS</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IPHTTPS (TCP-送信)</text:p>
          </table:table-cell>
          <table:table-cell table:style-name="ce2" office:value-type="string" calcext:value-type="string">
            <text:p>IPHTTPS トンネリング テクノロジを許可することによって、HTTP プロキシやファイアウォールを越える接続を提供する送信 TCP 規則で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IPHTTPS</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iphl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IPv6 (IPv6 受信)</text:p>
          </table:table-cell>
          <table:table-cell table:style-name="ce2" office:value-type="string" calcext:value-type="string">
            <text:p>ISATAP (Intra-Site Automatic Tunnel Addressing Protocol) および 6to4 トンネリング サービスに対して IPv6 トラフィックを許可するために必要な受信規則で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41</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IPv6 (IPv6 送信)</text:p>
          </table:table-cell>
          <table:table-cell table:style-name="ce2" office:value-type="string" calcext:value-type="string">
            <text:p>ISATAP (Intra-Site Automatic Tunnel Addressing Protocol) および 6to4 トンネリング サービスに対して IPv6 トラフィックを許可するために必要な送信規則で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41</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IPv6 用動的ホスト構成プロトコル (DHCPV6-受信)</text:p>
          </table:table-cell>
          <table:table-cell table:style-name="ce2" office:value-type="string" calcext:value-type="string">
            <text:p>DHCPV6 (IPv6 用動的ホスト構成プロトコル) メッセージをステートフルおよびステートレス構成に対して許可し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546</text:p>
          </table:table-cell>
          <table:table-cell table:style-name="ce2" office:value-type="string" calcext:value-type="string">
            <text:p>54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hcp</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IPv6 用動的ホスト構成プロトコル (DHCPV6-送信)</text:p>
          </table:table-cell>
          <table:table-cell table:style-name="ce2" office:value-type="string" calcext:value-type="string">
            <text:p>DHCPV6 (IPv6 用動的ホスト構成プロトコル) メッセージをステートフルおよびステートレス構成に対して許可し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546</text:p>
          </table:table-cell>
          <table:table-cell table:style-name="ce2" office:value-type="string" calcext:value-type="string">
            <text:p>54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hcp</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7">
          <table:table-cell/>
          <table:table-cell table:style-name="ce2" office:value-type="string" calcext:value-type="string">
            <text:p>コア ネットワーク - Teredo (UDP 受信)</text:p>
          </table:table-cell>
          <table:table-cell table:style-name="ce2" office:value-type="string" calcext:value-type="string">
            <text:p>Teredo エッジ トラバーサルを許可する受信 UDP 規則です。Teredo エッジ トラバーサルは、IPv6/IPv4 ホストが IPv4 ネットワーク アドレス変換器の後ろにある場合に、ユニキャスト IPv6 トラフィックにアドレスの割り当てと自動トンネルを提供するテクノロジで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Teredo</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iphl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7">
          <table:table-cell/>
          <table:table-cell table:style-name="ce2" office:value-type="string" calcext:value-type="string">
            <text:p>コア ネットワーク - Teredo (UDP 送信)</text:p>
          </table:table-cell>
          <table:table-cell table:style-name="ce2" office:value-type="string" calcext:value-type="string">
            <text:p>Teredo エッジ トラバーサルを許可する送信 UDP 規則です。Teredo エッジ トラバーサルは、IPv6/IPv4 ホストが IPv4 ネットワーク アドレス変換器の後ろにある場合に、ユニキャスト IPv6 トラフィックにアドレスの割り当てと自動トンネルを提供するテクノロジで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iphl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インターネット グループ管理プロトコル (IGMP 受信)</text:p>
          </table:table-cell>
          <table:table-cell table:style-name="ce2" office:value-type="string" calcext:value-type="string">
            <text:p>ノードで IGMP メッセージが送受信され、マルチキャストキャスト グループの作成、参加、離脱が行わ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2</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インターネット グループ管理プロトコル (IGMP 送信)</text:p>
          </table:table-cell>
          <table:table-cell table:style-name="ce2" office:value-type="string" calcext:value-type="string">
            <text:p>ノードで IGMP メッセージが送受信され、マルチキャストキャスト グループの作成、参加、離脱が行わ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2</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コア ネットワーク - グループ ポリシー (LSASS 送信)</text:p>
          </table:table-cell>
          <table:table-cell table:style-name="ce2" office:value-type="string" calcext:value-type="string">
            <text:p>グループ ポリシーの更新のためのリモート LSASS トラフィックを許可する送信規則です。 [TC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lsass.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number-columns-repeated="2" table:style-name="ce2" office:value-type="string" calcext:value-type="string">
            <text:p>コア ネットワーク - グループ ポリシー (NP 送信)</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445</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コア ネットワーク - グループ ポリシー (TCP 送信)</text:p>
          </table:table-cell>
          <table:table-cell table:style-name="ce2" office:value-type="string" calcext:value-type="string">
            <text:p>グループ ポリシーの更新のためのリモート RPC トラフィックを許可する送信規則です。 [TC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6">
          <table:table-cell/>
          <table:table-cell table:style-name="ce2" office:value-type="string" calcext:value-type="string">
            <text:p>コア ネットワーク - パケットが大きすぎます (ICMPv6 受信)</text:p>
          </table:table-cell>
          <table:table-cell table:style-name="ce2" office:value-type="string" calcext:value-type="string">
            <text:p>「パケットが大きすぎます」というエラー メッセージは、パケットがノードを通過するとき、次のリンクに対してパケットが大きすぎるために転送できない場合に任意のノードから送信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2,任意</text:p>
          </table:table-cell>
          <table:table-cell table:style-name="ce2" table:number-columns-repeated="2"/>
          <table:table-cell table:style-name="ce2" office:value-type="string" calcext:value-type="string">
            <text:p>はい</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6">
          <table:table-cell/>
          <table:table-cell table:style-name="ce2" office:value-type="string" calcext:value-type="string">
            <text:p>コア ネットワーク - パケットが大きすぎます (ICMPv6 送信)</text:p>
          </table:table-cell>
          <table:table-cell table:style-name="ce2" office:value-type="string" calcext:value-type="string">
            <text:p>「パケットが大きすぎます」というエラー メッセージは、パケットがノードを通過するとき、次のリンクに対してパケットが大きすぎるために転送できない場合に任意のノードから送信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2,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パラメーターの問題 (ICMPv6 受信)</text:p>
          </table:table-cell>
          <table:table-cell table:style-name="ce2" office:value-type="string" calcext:value-type="string">
            <text:p>パラメーターの問題のエラー メッセージは、パケットが適切に生成されなかったとき、ノードから送信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4,任意</text:p>
          </table:table-cell>
          <table:table-cell table:style-name="ce2" table:number-columns-repeated="2"/>
          <table:table-cell table:style-name="ce2" office:value-type="string" calcext:value-type="string">
            <text:p>はい</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パラメーターの問題 (ICMPv6 送信)</text:p>
          </table:table-cell>
          <table:table-cell table:style-name="ce2" office:value-type="string" calcext:value-type="string">
            <text:p>パラメーターの問題のエラー メッセージは、パケットが適切に生成されなかったとき、ノードから送信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4,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マルチキャスト リスナー クエリ (ICMPv6 受信)</text:p>
          </table:table-cell>
          <table:table-cell table:style-name="ce2" office:value-type="string" calcext:value-type="string">
            <text:p>IPv6 マルチキャスト対応ルーターでは、マルチキャスト リスナー クエリのメッセージを使用して、リンクでマルチキャスト グループ メンバーシップを検索し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30,任意</text:p>
          </table:table-cell>
          <table:table-cell table:style-name="ce2" table:number-columns-repeated="2"/>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マルチキャスト リスナー クエリ (ICMPv6 送信)</text:p>
          </table:table-cell>
          <table:table-cell table:style-name="ce2" office:value-type="string" calcext:value-type="string">
            <text:p>IPv6 マルチキャスト対応ルーターでは、マルチキャスト リスナー クエリのメッセージを使用して、リンクでマルチキャスト グループ メンバーシップを検索し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30,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7">
          <table:table-cell/>
          <table:table-cell table:style-name="ce2" office:value-type="string" calcext:value-type="string">
            <text:p>コア ネットワーク - マルチキャスト リスナー レポート (ICMPv6 受信)</text:p>
          </table:table-cell>
          <table:table-cell table:style-name="ce2" office:value-type="string" calcext:value-type="string">
            <text:p>マルチキャスト リスナー レポートのメッセージは、特定のマルチキャスト アドレスでのマルチキャスト トラフィックの受信、またはマルチキャスト リスナー クエリに対する応答のいずれか求める情報をすぐに報告するため、リスニング ノードで使用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31,任意</text:p>
          </table:table-cell>
          <table:table-cell table:style-name="ce2" table:number-columns-repeated="2"/>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7">
          <table:table-cell/>
          <table:table-cell table:style-name="ce2" office:value-type="string" calcext:value-type="string">
            <text:p>コア ネットワーク - マルチキャスト リスナー レポート (ICMPv6 送信)</text:p>
          </table:table-cell>
          <table:table-cell table:style-name="ce2" office:value-type="string" calcext:value-type="string">
            <text:p>マルチキャスト リスナー レポートのメッセージは、特定のマルチキャスト アドレスでのマルチキャスト トラフィックの受信、またはマルチキャスト リスナー クエリに対する応答のいずれか求める情報をすぐに報告するため、リスニング ノードで使用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31,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7">
          <table:table-cell/>
          <table:table-cell table:style-name="ce2" office:value-type="string" calcext:value-type="string">
            <text:p>コア ネットワーク - マルチキャスト リスナー レポート v2 (ICMPv6 受信)</text:p>
          </table:table-cell>
          <table:table-cell table:style-name="ce2" office:value-type="string" calcext:value-type="string">
            <text:p>マルチキャスト リスナー レポート v2 のメッセージは、特定のマルチキャスト アドレスでのマルチキャスト トラフィックの受信、またはマルチキャスト リスナー クエリに対する応答のいずれか求める情報をすぐに報告するため、リスニング ノードで使用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43,任意</text:p>
          </table:table-cell>
          <table:table-cell table:style-name="ce2" table:number-columns-repeated="2"/>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7">
          <table:table-cell/>
          <table:table-cell table:style-name="ce2" office:value-type="string" calcext:value-type="string">
            <text:p>コア ネットワーク - マルチキャスト リスナー レポート v2 (ICMPv6 送信)</text:p>
          </table:table-cell>
          <table:table-cell table:style-name="ce2" office:value-type="string" calcext:value-type="string">
            <text:p>マルチキャスト リスナー レポート v2 のメッセージは、特定のマルチキャスト アドレスでのマルチキャスト トラフィックの受信、またはマルチキャスト リスナー クエリに対する応答のいずれか求める情報をすぐに報告するため、リスニング ノードで使用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43,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マルチキャスト リスナー完了 (ICMPv6 受信)</text:p>
          </table:table-cell>
          <table:table-cell table:style-name="ce2" office:value-type="string" calcext:value-type="string">
            <text:p>マルチキャスト リスナー完了のメッセージは、サブネット上の特定のマルチキャスト アドレスにメンバーがいないことをローカル ルーターに通知し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32,任意</text:p>
          </table:table-cell>
          <table:table-cell table:style-name="ce2" table:number-columns-repeated="2"/>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マルチキャスト リスナー完了 (ICMPv6 送信)</text:p>
          </table:table-cell>
          <table:table-cell table:style-name="ce2" office:value-type="string" calcext:value-type="string">
            <text:p>マルチキャスト リスナー完了のメッセージは、サブネット上の特定のマルチキャスト アドレスにメンバーがいないことをローカル ルーターに通知し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32,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ルーター アドバタイズ (ICMPv6 受信)</text:p>
          </table:table-cell>
          <table:table-cell table:style-name="ce2" office:value-type="string" calcext:value-type="string">
            <text:p>ルーター アドバタイズ メッセージは、ステートレス自動構成を提供するためにルーターから他のノードに送信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fe80::/64</text:p>
          </table:table-cell>
          <table:table-cell table:style-name="ce2" office:value-type="string" calcext:value-type="string">
            <text:p>ICMPv6</text:p>
          </table:table-cell>
          <table:table-cell table:style-name="ce2" office:value-type="string" calcext:value-type="string">
            <text:p>134,任意</text:p>
          </table:table-cell>
          <table:table-cell table:style-name="ce2" table:number-columns-repeated="2"/>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6">
          <table:table-cell/>
          <table:table-cell table:style-name="ce2" office:value-type="string" calcext:value-type="string">
            <text:p>コア ネットワーク - ルーター アドバタイズ (ICMPv6 送信)</text:p>
          </table:table-cell>
          <table:table-cell table:style-name="ce2" office:value-type="string" calcext:value-type="string">
            <text:p>ルーター アドバタイズ メッセージは、ステートレス自動構成を提供するためにルーターから他のノードに送信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fe80::/64</text:p>
          </table:table-cell>
          <table:table-cell table:style-name="ce2" office:value-type="string" calcext:value-type="string">
            <text:p>LocalSubnet,fe80::/64,ff02::1-ff02::1</text:p>
          </table:table-cell>
          <table:table-cell table:style-name="ce2" office:value-type="string" calcext:value-type="string">
            <text:p>ICMPv6</text:p>
          </table:table-cell>
          <table:table-cell table:style-name="ce2" office:value-type="string" calcext:value-type="string">
            <text:p>134,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6">
          <table:table-cell/>
          <table:table-cell table:style-name="ce2" office:value-type="string" calcext:value-type="string">
            <text:p>コア ネットワーク - ルーター要請 (ICMPv6 送信)</text:p>
          </table:table-cell>
          <table:table-cell table:style-name="ce2" office:value-type="string" calcext:value-type="string">
            <text:p>ルーター要請メッセージは、ステートレス自動構成を提供するルーターを検索するノードから送信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style-name="ce2" office:value-type="string" calcext:value-type="string">
            <text:p>任意</text:p>
          </table:table-cell>
          <table:table-cell table:style-name="ce2" office:value-type="string" calcext:value-type="string">
            <text:p>LocalSubnet,fe80::/64,ff02::2-ff02::2</text:p>
          </table:table-cell>
          <table:table-cell table:style-name="ce2" office:value-type="string" calcext:value-type="string">
            <text:p>ICMPv6</text:p>
          </table:table-cell>
          <table:table-cell table:style-name="ce2" office:value-type="string" calcext:value-type="string">
            <text:p>133,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ルーター要請 (ICMPv6-受信)</text:p>
          </table:table-cell>
          <table:table-cell table:style-name="ce2" office:value-type="string" calcext:value-type="string">
            <text:p>ルーター要請メッセージは、ステートレス自動構成を提供するルーターを検索するノードから送信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133,任意</text:p>
          </table:table-cell>
          <table:table-cell table:style-name="ce2" table:number-columns-repeated="2"/>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近隣探索アドバタイズ (ICMPv6 受信)</text:p>
          </table:table-cell>
          <table:table-cell table:style-name="ce2" office:value-type="string" calcext:value-type="string">
            <text:p>近隣探索アドバタイズのメッセージは、他のノードにリンクレイヤー アドレスの変更を通知するために、または近隣探索要請の応答としてノードから送信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136,任意</text:p>
          </table:table-cell>
          <table:table-cell table:style-name="ce2" table:number-columns-repeated="2"/>
          <table:table-cell table:style-name="ce2" office:value-type="string" calcext:value-type="string">
            <text:p>はい</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近隣探索アドバタイズ (ICMPv6 送信)</text:p>
          </table:table-cell>
          <table:table-cell table:style-name="ce2" office:value-type="string" calcext:value-type="string">
            <text:p>近隣探索アドバタイズのメッセージは、他のノードにリンクレイヤー アドレスの変更を通知するために、または近隣探索要請の応答としてノードから送信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136,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近隣探索要請 (ICMPv6 受信)</text:p>
          </table:table-cell>
          <table:table-cell table:style-name="ce2" office:value-type="string" calcext:value-type="string">
            <text:p>近隣探索要請は、別のオンリンク IPv6 ノードのリンクレイヤー アドレスを探索するためにノードから送信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135,任意</text:p>
          </table:table-cell>
          <table:table-cell table:style-name="ce2" table:number-columns-repeated="2"/>
          <table:table-cell table:style-name="ce2" office:value-type="string" calcext:value-type="string">
            <text:p>はい</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近隣探索要請 (ICMPv6 送信)</text:p>
          </table:table-cell>
          <table:table-cell table:style-name="ce2" office:value-type="string" calcext:value-type="string">
            <text:p>近隣探索要請は、別のオンリンク IPv6 ノードのリンクレイヤー アドレスを探索するためにノードから送信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135,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時間超過 (ICMPv6 受信)</text:p>
          </table:table-cell>
          <table:table-cell table:style-name="ce2" office:value-type="string" calcext:value-type="string">
            <text:p>時間超過のエラー メッセージは、パケットが通過するノードで、ホップ制限値がパスのいずれかの時点で 0 になるまで減少すると、生成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3,任意</text:p>
          </table:table-cell>
          <table:table-cell table:style-name="ce2" table:number-columns-repeated="2"/>
          <table:table-cell table:style-name="ce2" office:value-type="string" calcext:value-type="string">
            <text:p>はい</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時間超過 (ICMPv6 送信)</text:p>
          </table:table-cell>
          <table:table-cell table:style-name="ce2" office:value-type="string" calcext:value-type="string">
            <text:p>時間超過のエラー メッセージは、パケットが通過するノードで、ホップ制限値がパスのいずれかの時点で 0 になるまで減少すると、生成され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3,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6">
          <table:table-cell/>
          <table:table-cell table:style-name="ce2" office:value-type="string" calcext:value-type="string">
            <text:p>コア ネットワーク - 到達不可能な宛先 - 断片化が必要 (ICMPv4 受信)</text:p>
          </table:table-cell>
          <table:table-cell table:style-name="ce2" office:value-type="string" calcext:value-type="string">
            <text:p>到達不可能な宛先 - 断片化が必要というエラー メッセージは、パケットが通過するノードで、断片化が必要であるのに "don't fragment bit" が設定されているために転送できない場合に送信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4</text:p>
          </table:table-cell>
          <table:table-cell table:style-name="ce2" office:value-type="string" calcext:value-type="string">
            <text:p>3,4</text:p>
          </table:table-cell>
          <table:table-cell table:style-name="ce2" table:number-columns-repeated="2"/>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到達不可能な宛先 (ICMPv6 受信)</text:p>
          </table:table-cell>
          <table:table-cell table:style-name="ce2" office:value-type="string" calcext:value-type="string">
            <text:p>到達不可能な宛先のエラー メッセージは、パケットが通過するノードで、輻輳以外の理由でパケットを転送できないときに送信され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1,任意</text:p>
          </table:table-cell>
          <table:table-cell table:style-name="ce2" table:number-columns-repeated="2"/>
          <table:table-cell table:style-name="ce2" office:value-type="string" calcext:value-type="string">
            <text:p>はい</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動的ホスト構成プロトコル (DHCP 受信)</text:p>
          </table:table-cell>
          <table:table-cell table:style-name="ce2" office:value-type="string" calcext:value-type="string">
            <text:p>ステートフルな自動構成のための DHCP (動的ホスト構成プロトコル) メッセージを許可します。</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68</text:p>
          </table:table-cell>
          <table:table-cell table:style-name="ce2" office:value-type="string" calcext:value-type="string">
            <text:p>6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hcp</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コア ネットワーク - 動的ホスト構成プロトコル (DHCP 送信)</text:p>
          </table:table-cell>
          <table:table-cell table:style-name="ce2" office:value-type="string" calcext:value-type="string">
            <text:p>ステートフルな自動構成のための DHCP (動的ホスト構成プロトコル) メッセージを許可します。</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コア ネットワーク</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68</text:p>
          </table:table-cell>
          <table:table-cell table:style-name="ce2" office:value-type="string" calcext:value-type="string">
            <text:p>6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hcp</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スケジュールされたリモート タスク管理 (RPC)</text:p>
          </table:table-cell>
          <table:table-cell table:style-name="ce2" office:value-type="string" calcext:value-type="string">
            <text:p>RPC/TCP 経由でリモートで管理されるタスク スケジューラ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スケジュールされたリモート タスク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chedul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スケジュールされたリモート タスク管理 (RPC)</text:p>
          </table:table-cell>
          <table:table-cell table:style-name="ce2" office:value-type="string" calcext:value-type="string">
            <text:p>RPC/TCP 経由でリモートで管理されるタスク スケジューラ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スケジュールされたリモート タスク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chedul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スケジュールされたリモート タスク管理 (RPC-EPMAP)</text:p>
          </table:table-cell>
          <table:table-cell table:style-name="ce2" office:value-type="string" calcext:value-type="string">
            <text:p>タスク スケジューラ サービス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スケジュールされたリモート タスク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スケジュールされたリモート タスク管理 (RPC-EPMAP)</text:p>
          </table:table-cell>
          <table:table-cell table:style-name="ce2" office:value-type="string" calcext:value-type="string">
            <text:p>タスク スケジューラ サービス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スケジュールされたリモート タスク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デバイス キャスト SSDP 探索 (UDP 受信)</text:p>
          </table:table-cell>
          <table:table-cell table:style-name="ce2" office:value-type="string" calcext:value-type="string">
            <text:p>SSDP によるデバイス キャスト ターゲットの探索を許可する受信規則</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Ply2Dis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デバイス キャスト UPnP イベント (TCP 受信)</text:p>
          </table:table-cell>
          <table:table-cell table:style-name="ce2" office:value-type="string" calcext:value-type="string">
            <text:p>デバイス キャスト ターゲットからの UPnP イベントの受信を許可する受信規則</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286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デバイス キャスト ストリーミング サーバー (HTTP ストリーミング受信)</text:p>
          </table:table-cell>
          <table:table-cell table:style-name="ce2" office:value-type="string" calcext:value-type="string">
            <text:p>HTTP を使用したストリーミングを許可するためのデバイス キャスト サーバーの受信規則です。[TCP 10246]</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0246</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デバイス キャスト ストリーミング サーバー (HTTP ストリーミング受信)</text:p>
          </table:table-cell>
          <table:table-cell table:style-name="ce2" office:value-type="string" calcext:value-type="string">
            <text:p>HTTP を使用したストリーミングを許可するためのデバイス キャスト サーバーの受信規則です。[TCP 10246]</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0246</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デバイス キャスト ストリーミング サーバー (HTTP ストリーミング受信)</text:p>
          </table:table-cell>
          <table:table-cell table:style-name="ce2" office:value-type="string" calcext:value-type="string">
            <text:p>HTTP を使用したストリーミングを許可するためのデバイス キャスト サーバーの受信規則です。[TCP 10246]</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デバイス キャスト機能</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10246</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CP ストリーミング受信)</text:p>
          </table:table-cell>
          <table:table-cell table:style-name="ce2" office:value-type="string" calcext:value-type="string">
            <text:p>RTSP および RTP を使用したストリーミングを許可するためのデバイス キャスト サーバーの受信規則です。[UD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CP ストリーミング受信)</text:p>
          </table:table-cell>
          <table:table-cell table:style-name="ce2" office:value-type="string" calcext:value-type="string">
            <text:p>RTSP および RTP を使用したストリーミングを許可するためのデバイス キャスト サーバーの受信規則です。[UD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CP ストリーミング受信)</text:p>
          </table:table-cell>
          <table:table-cell table:style-name="ce2" office:value-type="string" calcext:value-type="string">
            <text:p>RTSP および RTP を使用したストリーミングを許可するためのデバイス キャスト サーバーの受信規則です。[UD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デバイス キャスト機能</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P ストリーミング送信)</text:p>
          </table:table-cell>
          <table:table-cell table:style-name="ce2" office:value-type="string" calcext:value-type="string">
            <text:p>RTSP および RTP を使用したストリーミングを許可するためのデバイス キャスト サーバーの送信規則です。[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P ストリーミング送信)</text:p>
          </table:table-cell>
          <table:table-cell table:style-name="ce2" office:value-type="string" calcext:value-type="string">
            <text:p>RTSP および RTP を使用したストリーミングを許可するためのデバイス キャスト サーバーの送信規則です。[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P ストリーミング送信)</text:p>
          </table:table-cell>
          <table:table-cell table:style-name="ce2" office:value-type="string" calcext:value-type="string">
            <text:p>RTSP および RTP を使用したストリーミングを許可するためのデバイス キャスト サーバーの送信規則です。[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デバイス キャスト機能</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SP ストリーミング受信)</text:p>
          </table:table-cell>
          <table:table-cell table:style-name="ce2" office:value-type="string" calcext:value-type="string">
            <text:p>RTSP および RTP を使用したストリーミングを許可するためのデバイス キャスト サーバーの受信規則です。[TCP 23554、23555、23556]</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23554,23555,23556</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SP ストリーミング受信)</text:p>
          </table:table-cell>
          <table:table-cell table:style-name="ce2" office:value-type="string" calcext:value-type="string">
            <text:p>RTSP および RTP を使用したストリーミングを許可するためのデバイス キャスト サーバーの受信規則です。[TCP 23554、23555、23556]</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23554,23555,23556</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 ストリーミング サーバー (RTSP ストリーミング受信)</text:p>
          </table:table-cell>
          <table:table-cell table:style-name="ce2" office:value-type="string" calcext:value-type="string">
            <text:p>RTSP および RTP を使用したストリーミングを許可するためのデバイス キャスト サーバーの受信規則です。[TCP 23554、23555、23556]</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デバイス キャスト機能</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3554,23555,23556</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de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機能 (qWave TCP 受信)</text:p>
          </table:table-cell>
          <table:table-cell table:style-name="ce2" office:value-type="string" calcext:value-type="string">
            <text:p>高品質な Windows オーディオ ビデオ エクスペリエンス サービスの使用を許可するためのデバイス キャスト機能の受信規則です。[TCP 2177]</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217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機能 (qWave TCP 送信)</text:p>
          </table:table-cell>
          <table:table-cell table:style-name="ce2" office:value-type="string" calcext:value-type="string">
            <text:p>高品質な Windows オーディオ ビデオ エクスペリエンス サービスの使用を許可するためのデバイス キャスト機能の送信規則です。[TCP 2177]</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17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機能 (qWave UDP 受信)</text:p>
          </table:table-cell>
          <table:table-cell table:style-name="ce2" office:value-type="string" calcext:value-type="string">
            <text:p>高品質な Windows オーディオ ビデオ エクスペリエンス サービスの使用を許可するためのデバイス キャスト機能の受信規則です。[UDP 2177]</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217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デバイス キャスト機能 (qWave UDP 送信)</text:p>
          </table:table-cell>
          <table:table-cell table:style-name="ce2" office:value-type="string" calcext:value-type="string">
            <text:p>高品質な Windows オーディオ ビデオ エクスペリエンス サービスの使用を許可するためのデバイス キャスト機能の送信規則です。[UDP 2177]</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デバイス キャスト機能</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217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Qwav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LLMNR UDP 受信)</text:p>
          </table:table-cell>
          <table:table-cell table:style-name="ce2" office:value-type="string" calcext:value-type="string">
            <text:p>リンク ローカル マルチキャスト名前解決を許可するためのネットワーク探索の受信規則です。[UDP 535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535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LLMNR UDP 受信)</text:p>
          </table:table-cell>
          <table:table-cell table:style-name="ce2" office:value-type="string" calcext:value-type="string">
            <text:p>リンク ローカル マルチキャスト名前解決を許可するためのネットワーク探索の受信規則です。[UDP 5355]</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535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LLMNR UDP 送信)</text:p>
          </table:table-cell>
          <table:table-cell table:style-name="ce2" office:value-type="string" calcext:value-type="string">
            <text:p>リンク ローカル マルチキャスト名前解決を許可するためのネットワーク探索の送信規則です。[UDP 5355]</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5355</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LLMNR UDP 送信)</text:p>
          </table:table-cell>
          <table:table-cell table:style-name="ce2" office:value-type="string" calcext:value-type="string">
            <text:p>リンク ローカル マルチキャスト名前解決を許可するためのネットワーク探索の送信規則です。[UDP 5355]</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5355</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データグラム受信)</text:p>
          </table:table-cell>
          <table:table-cell table:style-name="ce2" office:value-type="string" calcext:value-type="string">
            <text:p>NetBios データグラムの送受信を許可するためのネットワーク探索の受信規則です。[UDP 138]</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13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データグラム受信)</text:p>
          </table:table-cell>
          <table:table-cell table:style-name="ce2" office:value-type="string" calcext:value-type="string">
            <text:p>NetBios データグラムの送受信を許可するためのネットワーク探索の受信規則です。[UDP 138]</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3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データグラム受信)</text:p>
          </table:table-cell>
          <table:table-cell table:style-name="ce2" office:value-type="string" calcext:value-type="string">
            <text:p>NetBios データグラムの送受信を許可するためのネットワーク探索の受信規則です。[UDP 138]</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3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データグラム送信)</text:p>
          </table:table-cell>
          <table:table-cell table:style-name="ce2" office:value-type="string" calcext:value-type="string">
            <text:p>NetBios データグラムの送受信を許可するためのネットワーク探索の送信規則です。[UDP 138]</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8</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データグラム送信)</text:p>
          </table:table-cell>
          <table:table-cell table:style-name="ce2" office:value-type="string" calcext:value-type="string">
            <text:p>NetBios データグラムの送受信を許可するためのネットワーク探索の送信規則です。[UDP 138]</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8</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データグラム送信)</text:p>
          </table:table-cell>
          <table:table-cell table:style-name="ce2" office:value-type="string" calcext:value-type="string">
            <text:p>NetBios データグラムの送受信を許可するためのネットワーク探索の送信規則です。[UDP 138]</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8</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名受信)</text:p>
          </table:table-cell>
          <table:table-cell table:style-name="ce2" office:value-type="string" calcext:value-type="string">
            <text:p>NetBIOS 名前解決を許可するためのネットワーク探索の受信規則です。[UDP 13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13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名受信)</text:p>
          </table:table-cell>
          <table:table-cell table:style-name="ce2" office:value-type="string" calcext:value-type="string">
            <text:p>NetBIOS 名前解決を許可するためのネットワーク探索の受信規則です。[UDP 13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3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名受信)</text:p>
          </table:table-cell>
          <table:table-cell table:style-name="ce2" office:value-type="string" calcext:value-type="string">
            <text:p>NetBIOS 名前解決を許可するためのネットワーク探索の受信規則です。[UDP 137]</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3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名送信)</text:p>
          </table:table-cell>
          <table:table-cell table:style-name="ce2" office:value-type="string" calcext:value-type="string">
            <text:p>NetBIOS 名前解決を許可するためのネットワーク探索の送信規則です。[UDP 13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7</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名送信)</text:p>
          </table:table-cell>
          <table:table-cell table:style-name="ce2" office:value-type="string" calcext:value-type="string">
            <text:p>NetBIOS 名前解決を許可するためのネットワーク探索の送信規則です。[UDP 13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7</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NB 名送信)</text:p>
          </table:table-cell>
          <table:table-cell table:style-name="ce2" office:value-type="string" calcext:value-type="string">
            <text:p>NetBIOS 名前解決を許可するためのネットワーク探索の送信規則です。[UDP 137]</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7</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Pub WSD 受信)</text:p>
          </table:table-cell>
          <table:table-cell table:style-name="ce2" office:value-type="string" calcext:value-type="string">
            <text:p>機能探索を介してデバイスを検出するためのネットワーク探索の受信規則です。[UDP 3702]</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370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respub</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Pub WSD 受信)</text:p>
          </table:table-cell>
          <table:table-cell table:style-name="ce2" office:value-type="string" calcext:value-type="string">
            <text:p>機能探索を介してデバイスを検出するためのネットワーク探索の受信規則です。[UDP 3702]</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370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respub</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Pub WSD 送信)</text:p>
          </table:table-cell>
          <table:table-cell table:style-name="ce2" office:value-type="string" calcext:value-type="string">
            <text:p>機能探索を介してデバイスを検出するためのネットワーク探索の送信規則です。 [UDP 3702]</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3702</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respub</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Pub WSD 送信)</text:p>
          </table:table-cell>
          <table:table-cell table:style-name="ce2" office:value-type="string" calcext:value-type="string">
            <text:p>機能探索を介してデバイスを検出するためのネットワーク探索の送信規則です。 [UDP 3702]</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3702</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respub</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SSDP 受信)</text:p>
          </table:table-cell>
          <table:table-cell table:style-name="ce2" office:value-type="string" calcext:value-type="string">
            <text:p>Simple Service Discovery Protocol の使用を許可するためのネットワーク探索の受信規則です。[UDP 190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SSDP 受信)</text:p>
          </table:table-cell>
          <table:table-cell table:style-name="ce2" office:value-type="string" calcext:value-type="string">
            <text:p>Simple Service Discovery Protocol の使用を許可するためのネットワーク探索の受信規則です。[UDP 1900]</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SSDP 送信)</text:p>
          </table:table-cell>
          <table:table-cell table:style-name="ce2" office:value-type="string" calcext:value-type="string">
            <text:p>Simple Service Discovery Protocol の使用を許可するためのネットワーク探索の送信規則です。[UDP 190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90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SSDP 送信)</text:p>
          </table:table-cell>
          <table:table-cell table:style-name="ce2" office:value-type="string" calcext:value-type="string">
            <text:p>Simple Service Discovery Protocol の使用を許可するためのネットワーク探索の送信規則です。[UDP 1900]</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90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UPnP 受信)</text:p>
          </table:table-cell>
          <table:table-cell table:style-name="ce2" office:value-type="string" calcext:value-type="string">
            <text:p>ユニバーサル プラグ アンド プレイの使用を許可するためのネットワーク探索の受信規則です。[TCP 2869]</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286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UPnP 受信)</text:p>
          </table:table-cell>
          <table:table-cell table:style-name="ce2" office:value-type="string" calcext:value-type="string">
            <text:p>ユニバーサル プラグ アンド プレイの使用を許可するためのネットワーク探索の受信規則です。[TCP 2869]</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86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UPnP 受信)</text:p>
          </table:table-cell>
          <table:table-cell table:style-name="ce2" office:value-type="string" calcext:value-type="string">
            <text:p>ユニバーサル プラグ アンド プレイの使用を許可するためのネットワーク探索の受信規則です。[TCP 2869]</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86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UPnP 送信)</text:p>
          </table:table-cell>
          <table:table-cell table:style-name="ce2" office:value-type="string" calcext:value-type="string">
            <text:p>ユニバーサル プラグ アンド プレイの使用を許可するためのネットワーク探索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869</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UPnP 送信)</text:p>
          </table:table-cell>
          <table:table-cell table:style-name="ce2" office:value-type="string" calcext:value-type="string">
            <text:p>ユニバーサル プラグ アンド プレイの使用を許可するためのネットワーク探索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869</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UPnP 送信)</text:p>
          </table:table-cell>
          <table:table-cell table:style-name="ce2" office:value-type="string" calcext:value-type="string">
            <text:p>ユニバーサル プラグ アンド プレイの使用を許可するためのネットワーク探索の送信規則です。[TC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869</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UPnPHost 送信)</text:p>
          </table:table-cell>
          <table:table-cell table:style-name="ce2" office:value-type="string" calcext:value-type="string">
            <text:p>ユニバーサル プラグ アンド プレイの使用を許可するためのネットワーク探索の送信規則です。 [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869</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upn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UPnPHost 送信)</text:p>
          </table:table-cell>
          <table:table-cell table:style-name="ce2" office:value-type="string" calcext:value-type="string">
            <text:p>ユニバーサル プラグ アンド プレイの使用を許可するためのネットワーク探索の送信規則です。 [TC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869</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upn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WSD EventsSecure 受信)</text:p>
          </table:table-cell>
          <table:table-cell table:style-name="ce2" office:value-type="string" calcext:value-type="string">
            <text:p>機能探索を介してセキュリティで保護された WSDAPI イベントを許可するためのネットワーク探索の受信規則です。 [TCP 5358]</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535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WSD EventsSecure 受信)</text:p>
          </table:table-cell>
          <table:table-cell table:style-name="ce2" office:value-type="string" calcext:value-type="string">
            <text:p>機能探索を介してセキュリティで保護された WSDAPI イベントを許可するためのネットワーク探索の受信規則です。 [TCP 5358]</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535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WSD EventsSecure 受信)</text:p>
          </table:table-cell>
          <table:table-cell table:style-name="ce2" office:value-type="string" calcext:value-type="string">
            <text:p>機能探索を介してセキュリティで保護された WSDAPI イベントを許可するためのネットワーク探索の受信規則です。 [TCP 5358]</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535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WSD EventsSecure 送信)</text:p>
          </table:table-cell>
          <table:table-cell table:style-name="ce2" office:value-type="string" calcext:value-type="string">
            <text:p>機能探索による、セキュリティで保護された WSDAPI イベントを許可するためのネットワーク探索の送信規則です。 [TCP 5358]</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5358</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WSD EventsSecure 送信)</text:p>
          </table:table-cell>
          <table:table-cell table:style-name="ce2" office:value-type="string" calcext:value-type="string">
            <text:p>機能探索による、セキュリティで保護された WSDAPI イベントを許可するためのネットワーク探索の送信規則です。 [TCP 5358]</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5358</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ネットワーク探索 (WSD EventsSecure 送信)</text:p>
          </table:table-cell>
          <table:table-cell table:style-name="ce2" office:value-type="string" calcext:value-type="string">
            <text:p>機能探索による、セキュリティで保護された WSDAPI イベントを許可するためのネットワーク探索の送信規則です。 [TCP 5358]</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5358</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イベント受信)</text:p>
          </table:table-cell>
          <table:table-cell table:style-name="ce2" office:value-type="string" calcext:value-type="string">
            <text:p>機能探索による WSDAPI イベントを許可するためのネットワーク探索の受信規則です。 [TCP 535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535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イベント受信)</text:p>
          </table:table-cell>
          <table:table-cell table:style-name="ce2" office:value-type="string" calcext:value-type="string">
            <text:p>機能探索による WSDAPI イベントを許可するためのネットワーク探索の受信規則です。 [TCP 535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535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イベント受信)</text:p>
          </table:table-cell>
          <table:table-cell table:style-name="ce2" office:value-type="string" calcext:value-type="string">
            <text:p>機能探索による WSDAPI イベントを許可するためのネットワーク探索の受信規則です。 [TCP 5357]</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535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イベント送信)</text:p>
          </table:table-cell>
          <table:table-cell table:style-name="ce2" office:value-type="string" calcext:value-type="string">
            <text:p>機能探索による WSDAPI イベントを許可するためのネットワーク探索の送信規則です。 [TCP 535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ネットワーク探索</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535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イベント送信)</text:p>
          </table:table-cell>
          <table:table-cell table:style-name="ce2" office:value-type="string" calcext:value-type="string">
            <text:p>機能探索による WSDAPI イベントを許可するためのネットワーク探索の送信規則です。 [TCP 535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535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イベント送信)</text:p>
          </table:table-cell>
          <table:table-cell table:style-name="ce2" office:value-type="string" calcext:value-type="string">
            <text:p>機能探索による WSDAPI イベントを許可するためのネットワーク探索の送信規則です。 [TCP 5357]</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535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受信)</text:p>
          </table:table-cell>
          <table:table-cell table:style-name="ce2" office:value-type="string" calcext:value-type="string">
            <text:p>Device Association Framework でデバイスを検出するためのネットワーク探索の受信規則です。[UDP 3702]</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370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das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受信)</text:p>
          </table:table-cell>
          <table:table-cell table:style-name="ce2" office:value-type="string" calcext:value-type="string">
            <text:p>機能探索を介してデバイスを検出するためのネットワーク探索の受信規則です。[UDP 3702]</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370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受信)</text:p>
          </table:table-cell>
          <table:table-cell table:style-name="ce2" office:value-type="string" calcext:value-type="string">
            <text:p>Device Association Framework でデバイスを検出するためのネットワーク探索の受信規則です。[UDP 3702]</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370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das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受信)</text:p>
          </table:table-cell>
          <table:table-cell table:style-name="ce2" office:value-type="string" calcext:value-type="string">
            <text:p>機能探索を介してデバイスを検出するためのネットワーク探索の受信規則です。[UDP 3702]</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3702</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送信)</text:p>
          </table:table-cell>
          <table:table-cell table:style-name="ce2" office:value-type="string" calcext:value-type="string">
            <text:p>機能探索を介してデバイスを検出するためのネットワーク探索の送信規則です。[UDP 3702]</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パブリック</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3702</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ネットワーク探索 (WSD 送信)</text:p>
          </table:table-cell>
          <table:table-cell table:style-name="ce2" office:value-type="string" calcext:value-type="string">
            <text:p>機能探索を介してデバイスを検出するためのネットワーク探索の送信規則です。[UDP 3702]</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ネットワーク探索</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3702</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パフォーマンス ログと警告 (DCOM 受信)</text:p>
          </table:table-cell>
          <table:table-cell table:style-name="ce2" office:value-type="string" calcext:value-type="string">
            <text:p>リモート DCOM アクティベーションを許可するためのパフォーマンス ログと警告の受信規則です。[TCP-13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パフォーマンス ログと警告</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3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パフォーマンス ログと警告 (DCOM 受信)</text:p>
          </table:table-cell>
          <table:table-cell table:style-name="ce2" office:value-type="string" calcext:value-type="string">
            <text:p>リモート DCOM アクティベーションを許可するためのパフォーマンス ログと警告の受信規則です。[TCP-13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パフォーマンス ログと警告</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13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パフォーマンス ログと警告 (TCP 受信)</text:p>
          </table:table-cell>
          <table:table-cell table:style-name="ce2" office:value-type="string" calcext:value-type="string">
            <text:p>パフォーマンス ログと警告のトラフィックの受信規則です。[TCP-受信]</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パフォーマンス ログと警告</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plasrv.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パフォーマンス ログと警告 (TCP 受信)</text:p>
          </table:table-cell>
          <table:table-cell table:style-name="ce2" office:value-type="string" calcext:value-type="string">
            <text:p>パフォーマンス ログと警告のトラフィックの受信規則です。[TCP-受信]</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パフォーマンス ログと警告</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plasrv.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ファイルとプリンターの共有 (LLMNR UDP 受信)</text:p>
          </table:table-cell>
          <table:table-cell table:style-name="ce2" office:value-type="string" calcext:value-type="string">
            <text:p>リンク ローカル マルチキャスト名前解決を許可するためのファイルとプリンターの共有の受信規則です。[UDP 535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535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ファイルとプリンターの共有 (LLMNR UDP 送信)</text:p>
          </table:table-cell>
          <table:table-cell table:style-name="ce2" office:value-type="string" calcext:value-type="string">
            <text:p>リンク ローカル マルチキャスト名前解決を許可するためのファイルとプリンターの共有の送信規則です。[UDP 5355]</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5355</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dnscache</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NB セッション受信)</text:p>
          </table:table-cell>
          <table:table-cell table:style-name="ce2" office:value-type="string" calcext:value-type="string">
            <text:p>NetBIOS セッション サービス接続を許可するためのファイルとプリンターの共有の受信規則です。[TCP 139]</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3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NB セッション受信)</text:p>
          </table:table-cell>
          <table:table-cell table:style-name="ce2" office:value-type="string" calcext:value-type="string">
            <text:p>NetBIOS セッション サービス接続を許可するためのファイルとプリンターの共有の受信規則です。[TCP 139]</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13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NB データグラム受信)</text:p>
          </table:table-cell>
          <table:table-cell table:style-name="ce2" office:value-type="string" calcext:value-type="string">
            <text:p>NetBIOS データグラム送受信を許可するためのファイルとプリンターの共有の受信規則です。[UDP 138]</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13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NB データグラム受信)</text:p>
          </table:table-cell>
          <table:table-cell table:style-name="ce2" office:value-type="string" calcext:value-type="string">
            <text:p>NetBIOS データグラム送受信を許可するためのファイルとプリンターの共有の受信規則です。[UDP 138]</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38</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NB データグラム送信)</text:p>
          </table:table-cell>
          <table:table-cell table:style-name="ce2" office:value-type="string" calcext:value-type="string">
            <text:p>NetBIOS データグラム送受信を許可するためのファイルとプリンターの共有の送信規則です。[UDP 138]</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8</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NB データグラム送信)</text:p>
          </table:table-cell>
          <table:table-cell table:style-name="ce2" office:value-type="string" calcext:value-type="string">
            <text:p>NetBIOS データグラム送受信を許可するためのファイルとプリンターの共有の送信規則です。[UDP 138]</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8</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NB 名受信)</text:p>
          </table:table-cell>
          <table:table-cell table:style-name="ce2" office:value-type="string" calcext:value-type="string">
            <text:p>NetBIOS 名前解決を許可するためのファイルとプリンターの共有の受信規則です。[UDP 13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13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NB 名受信)</text:p>
          </table:table-cell>
          <table:table-cell table:style-name="ce2" office:value-type="string" calcext:value-type="string">
            <text:p>NetBIOS 名前解決を許可するためのファイルとプリンターの共有の受信規則です。[UDP 137]</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3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NB 名送信)</text:p>
          </table:table-cell>
          <table:table-cell table:style-name="ce2" office:value-type="string" calcext:value-type="string">
            <text:p>NetBIOS 名前解決を許可するためのファイルとプリンターの共有の送信規則です。[UDP 13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7</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NB 名送信)</text:p>
          </table:table-cell>
          <table:table-cell table:style-name="ce2" office:value-type="string" calcext:value-type="string">
            <text:p>NetBIOS 名前解決を許可するためのファイルとプリンターの共有の送信規則です。[UDP 137]</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37</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NB-Session 送信)</text:p>
          </table:table-cell>
          <table:table-cell table:style-name="ce2" office:value-type="string" calcext:value-type="string">
            <text:p>NetBIOS セッション サービス接続を許可するためのファイルとプリンターの共有の送信規則です。 [TCP 139]</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139</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NB-Session 送信)</text:p>
          </table:table-cell>
          <table:table-cell table:style-name="ce2" office:value-type="string" calcext:value-type="string">
            <text:p>NetBIOS セッション サービス接続を許可するためのファイルとプリンターの共有の送信規則です。 [TCP 139]</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139</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SMB 受信)</text:p>
          </table:table-cell>
          <table:table-cell table:style-name="ce2" office:value-type="string" calcext:value-type="string">
            <text:p>サーバー メッセージ ブロックの名前付きパイプ経由の送受信を許可するためのファイルとプリンターの共有の受信規則です。 [TCP 44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44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SMB 受信)</text:p>
          </table:table-cell>
          <table:table-cell table:style-name="ce2" office:value-type="string" calcext:value-type="string">
            <text:p>サーバー メッセージ ブロックの名前付きパイプ経由の送受信を許可するためのファイルとプリンターの共有の受信規則です。 [TCP 445]</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44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SMB 送信)</text:p>
          </table:table-cell>
          <table:table-cell table:style-name="ce2" office:value-type="string" calcext:value-type="string">
            <text:p>サーバー メッセージ ブロックの名前付きパイプ経由の送受信を許可するためのファイルとプリンターの共有の送信規則です。 [TCP 445]</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445</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SMB 送信)</text:p>
          </table:table-cell>
          <table:table-cell table:style-name="ce2" office:value-type="string" calcext:value-type="string">
            <text:p>サーバー メッセージ ブロックの名前付きパイプ経由の送受信を許可するためのファイルとプリンターの共有の送信規則です。 [TCP 445]</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445</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Spooler Service - RPC)</text:p>
          </table:table-cell>
          <table:table-cell table:style-name="ce2" office:value-type="string" calcext:value-type="string">
            <text:p>プリンター スプーラー サービスが TCP/RPC 経由で通信できるようにするための、ファイルとプリンターの共有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poolsv.exe</text:p>
          </table:table-cell>
          <table:table-cell table:style-name="ce2" office:value-type="string" calcext:value-type="string">
            <text:p>Spooler</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Spooler Service - RPC)</text:p>
          </table:table-cell>
          <table:table-cell table:style-name="ce2" office:value-type="string" calcext:value-type="string">
            <text:p>プリンター スプーラー サービスが TCP/RPC 経由で通信できるようにするための、ファイルとプリンターの共有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poolsv.exe</text:p>
          </table:table-cell>
          <table:table-cell table:style-name="ce2" office:value-type="string" calcext:value-type="string">
            <text:p>Spooler</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エコー要求 - ICMPv4 受信)</text:p>
          </table:table-cell>
          <table:table-cell table:style-name="ce2" office:value-type="string" calcext:value-type="string">
            <text:p>エコー要求のメッセージは、他のノードに対する ping 要求として送信されま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ICMPv4</text:p>
          </table:table-cell>
          <table:table-cell table:style-name="ce2" office:value-type="string" calcext:value-type="string">
            <text:p>8,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エコー要求 - ICMPv4 受信)</text:p>
          </table:table-cell>
          <table:table-cell table:style-name="ce2" office:value-type="string" calcext:value-type="string">
            <text:p>エコー要求のメッセージは、他のノードに対する ping 要求として送信されま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4</text:p>
          </table:table-cell>
          <table:table-cell table:style-name="ce2" office:value-type="string" calcext:value-type="string">
            <text:p>8,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エコー要求 - ICMPv4 送信)</text:p>
          </table:table-cell>
          <table:table-cell table:style-name="ce2" office:value-type="string" calcext:value-type="string">
            <text:p>エコー要求のメッセージは、他のノードに対する ping 要求として送信されます。</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ICMPv4</text:p>
          </table:table-cell>
          <table:table-cell table:style-name="ce2" office:value-type="string" calcext:value-type="string">
            <text:p>8,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エコー要求 - ICMPv4 送信)</text:p>
          </table:table-cell>
          <table:table-cell table:style-name="ce2" office:value-type="string" calcext:value-type="string">
            <text:p>エコー要求のメッセージは、他のノードに対する ping 要求として送信されます。</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4</text:p>
          </table:table-cell>
          <table:table-cell table:style-name="ce2" office:value-type="string" calcext:value-type="string">
            <text:p>8,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エコー要求 - ICMPv6 受信)</text:p>
          </table:table-cell>
          <table:table-cell table:style-name="ce2" office:value-type="string" calcext:value-type="string">
            <text:p>エコー要求のメッセージは、他のノードに対する ping 要求として送信されま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128,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エコー要求 - ICMPv6 受信)</text:p>
          </table:table-cell>
          <table:table-cell table:style-name="ce2" office:value-type="string" calcext:value-type="string">
            <text:p>エコー要求のメッセージは、他のノードに対する ping 要求として送信されま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28,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ファイルとプリンターの共有 (エコー要求 - ICMPv6 送信)</text:p>
          </table:table-cell>
          <table:table-cell table:style-name="ce2" office:value-type="string" calcext:value-type="string">
            <text:p>エコー要求のメッセージは、他のノードに対する ping 要求として送信されます。</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ICMPv6</text:p>
          </table:table-cell>
          <table:table-cell table:style-name="ce2" office:value-type="string" calcext:value-type="string">
            <text:p>128,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エコー要求 - ICMPv6 送信)</text:p>
          </table:table-cell>
          <table:table-cell table:style-name="ce2" office:value-type="string" calcext:value-type="string">
            <text:p>エコー要求のメッセージは、他のノードに対する ping 要求として送信されます。</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ICMPv6</text:p>
          </table:table-cell>
          <table:table-cell table:style-name="ce2" office:value-type="string" calcext:value-type="string">
            <text:p>128,任意</text:p>
          </table:table-cell>
          <table:table-cell table:style-name="ce2" table:number-columns-repeated="2"/>
          <table:table-cell table:style-name="ce2" office:value-type="string" calcext:value-type="string">
            <text:p>いいえ</text:p>
          </table:table-cell>
          <table:table-cell table:style-name="ce2" table:number-columns-repeated="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スプーラー サービス - RPC-EPMAP)</text:p>
          </table:table-cell>
          <table:table-cell table:style-name="ce2" office:value-type="string" calcext:value-type="string">
            <text:p>スプーラー サービスに対して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ファイルとプリンターの共有</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ファイルとプリンターの共有 (スプーラー サービス - RPC-EPMAP)</text:p>
          </table:table-cell>
          <table:table-cell table:style-name="ce2" office:value-type="string" calcext:value-type="string">
            <text:p>スプーラー サービスに対して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ファイルとプリンターの共有</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ホームグループ受信 (PNRP)</text:p>
          </table:table-cell>
          <table:table-cell table:style-name="ce2" office:value-type="string" calcext:value-type="string">
            <text:p>ホームグループの 3540 受信を許可 (PNR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ホームグループ</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354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ホームグループ受信</text:p>
          </table:table-cell>
          <table:table-cell table:style-name="ce2" office:value-type="string" calcext:value-type="string">
            <text:p>ホームグループの 3587 受信を許可</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text:p>
          </table:table-cell>
          <table:table-cell table:style-name="ce2" office:value-type="string" calcext:value-type="string">
            <text:p>ホームグループ</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3587</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2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ホームグループ送信 (PNRP)</text:p>
          </table:table-cell>
          <table:table-cell table:style-name="ce2" office:value-type="string" calcext:value-type="string">
            <text:p>ホームグループの 3540 送信を許可 (PNR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ホームグループ</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354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ホームグループ送信</text:p>
          </table:table-cell>
          <table:table-cell table:style-name="ce2" office:value-type="string" calcext:value-type="string">
            <text:p>ホームグループの 3587 送信を許可</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text:p>
          </table:table-cell>
          <table:table-cell table:style-name="ce2" office:value-type="string" calcext:value-type="string">
            <text:p>ホームグループ</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3587</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2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リモート アシスタンス (DCOM 受信)</text:p>
          </table:table-cell>
          <table:table-cell table:style-name="ce2" office:value-type="string" calcext:value-type="string">
            <text:p>DCOM を介してアシスタンスの提供を許可するためのリモート アシスタンスの受信規則です。 [TCP 135]</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3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PNRP-受信)</text:p>
          </table:table-cell>
          <table:table-cell table:style-name="ce2" office:value-type="string" calcext:value-type="string">
            <text:p>ピア名解決プロトコルの使用を許可するためのリモート アシスタンスの受信規則です。[UDP 3540]</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3540</text:p>
          </table:table-cell>
          <table:table-cell table:style-name="ce2" office:value-type="string" calcext:value-type="string">
            <text:p>任意</text:p>
          </table:table-cell>
          <table:table-cell table:style-name="ce2" office:value-type="string" calcext:value-type="string">
            <text:p>アプリケーションに従う</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PNRP-受信)</text:p>
          </table:table-cell>
          <table:table-cell table:style-name="ce2" office:value-type="string" calcext:value-type="string">
            <text:p>ピア名解決プロトコルの使用を許可するためのリモート アシスタンスの受信規則です。[UDP 354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3540</text:p>
          </table:table-cell>
          <table:table-cell table:style-name="ce2" office:value-type="string" calcext:value-type="string">
            <text:p>任意</text:p>
          </table:table-cell>
          <table:table-cell table:style-name="ce2" office:value-type="string" calcext:value-type="string">
            <text:p>アプリケーションに従う</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PNRP-送信)</text:p>
          </table:table-cell>
          <table:table-cell table:style-name="ce2" office:value-type="string" calcext:value-type="string">
            <text:p>ピア名解決プロトコルの使用を許可するためのリモート アシスタンスの送信規則です。 [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リモート アシスタンス (PNRP-送信)</text:p>
          </table:table-cell>
          <table:table-cell table:style-name="ce2" office:value-type="string" calcext:value-type="string">
            <text:p>ピア名解決プロトコルの使用を許可するためのリモート アシスタンスの送信規則です。 [UD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pnrpsvc</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リモート アシスタンス (RA サーバー TCP 受信)</text:p>
          </table:table-cell>
          <table:table-cell table:style-name="ce2" office:value-type="string" calcext:value-type="string">
            <text:p>リモート アシスタンス トラフィックの受信規です。[UD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ra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リモート アシスタンス (RA サーバー TCP 送信)</text:p>
          </table:table-cell>
          <table:table-cell table:style-name="ce2" office:value-type="string" calcext:value-type="string">
            <text:p>リモート アシスタンス トラフィックの送信規則です。 [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raserve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SSDP TCP-受信)</text:p>
          </table:table-cell>
          <table:table-cell table:style-name="ce2" office:value-type="string" calcext:value-type="string">
            <text:p>ユニバーサル プラグ アンド プレイの使用を許可するためのリモート アシスタンスの受信規則です。[TCP 2869]</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リモート アシスタン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86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SSDP TCP-送信)</text:p>
          </table:table-cell>
          <table:table-cell table:style-name="ce2" office:value-type="string" calcext:value-type="string">
            <text:p>ユニバーサル プラグ アンド プレイの使用を許可するためのリモート アシスタンスの送信規則です。[TC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text:p>
          </table:table-cell>
          <table:table-cell table:style-name="ce2" office:value-type="string" calcext:value-type="string">
            <text:p>リモート アシスタン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SSDP UDP-受信)</text:p>
          </table:table-cell>
          <table:table-cell table:style-name="ce2" office:value-type="string" calcext:value-type="string">
            <text:p>Simple Service Discovery Protocol の使用を許可するためのリモート アシスタンスの受信規則です。[UDP 1900]</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リモート アシスタン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SSDP UDP-送信)</text:p>
          </table:table-cell>
          <table:table-cell table:style-name="ce2" office:value-type="string" calcext:value-type="string">
            <text:p>Simple Service Discovery Protocol の使用を許可するためのリモート アシスタンスの送信規則です。[UDP 1900]</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text:p>
          </table:table-cell>
          <table:table-cell table:style-name="ce2" office:value-type="string" calcext:value-type="string">
            <text:p>リモート アシスタン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90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TCP 受信)</text:p>
          </table:table-cell>
          <table:table-cell table:style-name="ce2" office:value-type="string" calcext:value-type="string">
            <text:p>リモート アシスタンス トラフィックの受信規則です。[TC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アプリケーションに従う</text:p>
          </table:table-cell>
          <table:table-cell table:style-name="ce2" office:value-type="string" calcext:value-type="string">
            <text:p>%SystemRoot%\system32\msra.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TCP 受信)</text:p>
          </table:table-cell>
          <table:table-cell table:style-name="ce2" office:value-type="string" calcext:value-type="string">
            <text:p>リモート アシスタンス トラフィック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パブリック</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アプリケーションに従う</text:p>
          </table:table-cell>
          <table:table-cell table:style-name="ce2" office:value-type="string" calcext:value-type="string">
            <text:p>%SystemRoot%\system32\msra.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アシスタンス (TCP 送信)</text:p>
          </table:table-cell>
          <table:table-cell table:style-name="ce2" office:value-type="string" calcext:value-type="string">
            <text:p>リモート アシスタンス トラフィックの送信規則です。[TC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sra.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8">
          <table:table-cell/>
          <table:table-cell table:style-name="ce2" office:value-type="string" calcext:value-type="string">
            <text:p>リモート アシスタンス (TCP 送信)</text:p>
          </table:table-cell>
          <table:table-cell table:style-name="ce2" office:value-type="string" calcext:value-type="string">
            <text:p>リモート アシスタンス トラフィック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パブリック</text:p>
          </table:table-cell>
          <table:table-cell table:style-name="ce2" office:value-type="string" calcext:value-type="string">
            <text:p>リモート アシスタン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sra.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リモート イベント モニター (RPC)</text:p>
          </table:table-cell>
          <table:table-cell table:style-name="ce2" office:value-type="string" calcext:value-type="string">
            <text:p>RPC/TCP 経由のリモート イベント監視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リモート イベント モニタ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NetEvtFwd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リモート イベント モニター (RPC-EPMAP)</text:p>
          </table:table-cell>
          <table:table-cell table:style-name="ce2" office:value-type="string" calcext:value-type="string">
            <text:p>リモート イベント監視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リモート イベント モニタ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イベント ログ管理 (RPC-EPMAP)</text:p>
          </table:table-cell>
          <table:table-cell table:style-name="ce2" office:value-type="string" calcext:value-type="string">
            <text:p>ローカル イベント ログ サービス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イベントのログ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イベント ログ管理 (RPC-EPMAP)</text:p>
          </table:table-cell>
          <table:table-cell table:style-name="ce2" office:value-type="string" calcext:value-type="string">
            <text:p>ローカル イベント ログ サービス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イベントのログ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リモート イベントのログ管理 (NP 受信)</text:p>
          </table:table-cell>
          <table:table-cell table:style-name="ce2" office:value-type="string" calcext:value-type="string">
            <text:p>ローカル イベント ログ サービスを名前付きパイプ経由でリモート管理するため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イベントのログ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44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イベントのログ管理 (NP 受信)</text:p>
          </table:table-cell>
          <table:table-cell table:style-name="ce2" office:value-type="string" calcext:value-type="string">
            <text:p>ローカル イベント ログ サービスを名前付きパイプ経由でリモート管理するため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イベントのログ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44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リモート イベントのログ管理 (RPC)</text:p>
          </table:table-cell>
          <table:table-cell table:style-name="ce2" office:value-type="string" calcext:value-type="string">
            <text:p>ローカル イベント ログ サービスを RPC/TCP 経由でリモート管理するため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イベントのログ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Eventlog</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イベントのログ管理 (RPC)</text:p>
          </table:table-cell>
          <table:table-cell table:style-name="ce2" office:value-type="string" calcext:value-type="string">
            <text:p>ローカル イベント ログ サービスを RPC/TCP 経由でリモート管理するため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イベントのログ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Eventlog</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リモート サービス管理 (NP 受信)</text:p>
          </table:table-cell>
          <table:table-cell table:style-name="ce2" office:value-type="string" calcext:value-type="string">
            <text:p>名前付きパイプ経由でリモートで管理されるローカル サービス コントロール マネージャー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サービス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44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サービス管理 (NP 受信)</text:p>
          </table:table-cell>
          <table:table-cell table:style-name="ce2" office:value-type="string" calcext:value-type="string">
            <text:p>名前付きパイプ経由でリモートで管理されるローカル サービス コントロール マネージャー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サービス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445</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リモート サービス管理 (RPC)</text:p>
          </table:table-cell>
          <table:table-cell table:style-name="ce2" office:value-type="string" calcext:value-type="string">
            <text:p>RPC/TCP 経由でリモートで管理されるローカル サービス コントロール マネージャー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サービス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ervices.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サービス管理 (RPC)</text:p>
          </table:table-cell>
          <table:table-cell table:style-name="ce2" office:value-type="string" calcext:value-type="string">
            <text:p>RPC/TCP 経由でリモートで管理されるローカル サービス コントロール マネージャー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サービス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ervices.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サービス管理 (RPC-EPMAP)</text:p>
          </table:table-cell>
          <table:table-cell table:style-name="ce2" office:value-type="string" calcext:value-type="string">
            <text:p>ローカル サービス コントロール マネージャー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サービス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サービス管理 (RPC-EPMAP)</text:p>
          </table:table-cell>
          <table:table-cell table:style-name="ce2" office:value-type="string" calcext:value-type="string">
            <text:p>ローカル サービス コントロール マネージャーの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サービス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リモート シャットダウンの受信規則 (RPC-EP 受信)</text:p>
          </table:table-cell>
          <table:table-cell table:style-name="ce2" office:value-type="string" calcext:value-type="string">
            <text:p>RPC/TCP トラフィックを許可する RPCSS サービスの受信規則</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リモート シャットダウン</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winini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リモート シャットダウンの受信規則 (TCP 受信)</text:p>
          </table:table-cell>
          <table:table-cell table:style-name="ce2" office:value-type="string" calcext:value-type="string">
            <text:p>動的 RPC/TCP 経由のリモート シャットダウン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リモート シャットダウン</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winini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リモート ボリューム管理 - 仮想ディスク サービス (RPC)</text:p>
          </table:table-cell>
          <table:table-cell table:style-name="ce2" office:value-type="string" calcext:value-type="string">
            <text:p>RPC/TCP 経由でリモートで管理されるリモート ボリューム管理 - 仮想ディスク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ボリューム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vds.exe</text:p>
          </table:table-cell>
          <table:table-cell table:style-name="ce2" office:value-type="string" calcext:value-type="string">
            <text:p>vd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ボリューム管理 - 仮想ディスク サービス (RPC)</text:p>
          </table:table-cell>
          <table:table-cell table:style-name="ce2" office:value-type="string" calcext:value-type="string">
            <text:p>RPC/TCP 経由でリモートで管理されるリモート ボリューム管理 - 仮想ディスク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ボリューム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vds.exe</text:p>
          </table:table-cell>
          <table:table-cell table:style-name="ce2" office:value-type="string" calcext:value-type="string">
            <text:p>vd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ボリューム管理 - 仮想ディスク サービス ローダー (RPC)</text:p>
          </table:table-cell>
          <table:table-cell table:style-name="ce2" office:value-type="string" calcext:value-type="string">
            <text:p>RPC/TCP 経由でリモートで管理されるリモート ボリューム管理 - 仮想ディスク サービス ローダー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ボリューム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vdsld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ボリューム管理 - 仮想ディスク サービス ローダー (RPC)</text:p>
          </table:table-cell>
          <table:table-cell table:style-name="ce2" office:value-type="string" calcext:value-type="string">
            <text:p>RPC/TCP 経由でリモートで管理されるリモート ボリューム管理 - 仮想ディスク サービス ローダー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ボリューム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vdsldr.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リモート ボリューム管理 (RPC-EPMAP)</text:p>
          </table:table-cell>
          <table:table-cell table:style-name="ce2" office:value-type="string" calcext:value-type="string">
            <text:p>リモート ボリューム管理のための RPC/TCP トラフィックを許可する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リモート ボリューム管理</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リモート ボリューム管理 (RPC-EPMAP)</text:p>
          </table:table-cell>
          <table:table-cell table:style-name="ce2" office:value-type="string" calcext:value-type="string">
            <text:p>リモート ボリューム管理のための RPC/TCP トラフィックを許可する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リモート ボリューム管理</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ルーティングとリモート アクセス (GRE 受信)</text:p>
          </table:table-cell>
          <table:table-cell table:style-name="ce2" office:value-type="string" calcext:value-type="string">
            <text:p>Generic Routing Encapsulation プロトコル トラフィックを許可するための RRAS 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ルーティングとリモート アクセス</text:p>
          </table:table-cell>
          <table:table-cell table:number-columns-repeated="2" table:style-name="ce2" office:value-type="string" calcext:value-type="string">
            <text:p>任意</text:p>
          </table:table-cell>
          <table:table-cell table:style-name="ce2" office:value-type="string" calcext:value-type="string">
            <text:p>47</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ルーティングとリモート アクセス (GRE 送信)</text:p>
          </table:table-cell>
          <table:table-cell table:style-name="ce2" office:value-type="string" calcext:value-type="string">
            <text:p>Generic Routing Encapsulation プロトコル トラフィックを許可するための RRAS の送信規則です。</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ルーティングとリモート アクセス</text:p>
          </table:table-cell>
          <table:table-cell table:number-columns-repeated="2" table:style-name="ce2" office:value-type="string" calcext:value-type="string">
            <text:p>任意</text:p>
          </table:table-cell>
          <table:table-cell table:style-name="ce2" office:value-type="string" calcext:value-type="string">
            <text:p>47</text:p>
          </table:table-cell>
          <table:table-cell table:style-name="ce2" table:number-columns-repeated="3"/>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ルーティングとリモート アクセス (L2TP 受信)</text:p>
          </table:table-cell>
          <table:table-cell table:style-name="ce2" office:value-type="string" calcext:value-type="string">
            <text:p>レイヤー 2 トンネル プロトコル トラフィックを許可するための RRAS の受信規則です。[UDP 1701]</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ルーティングとリモート アクセ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1701</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ルーティングとリモート アクセス (L2TP 送信)</text:p>
          </table:table-cell>
          <table:table-cell table:style-name="ce2" office:value-type="string" calcext:value-type="string">
            <text:p>レイヤー 2 トンネル プロトコル トラフィックを許可するための RRAS の送信規則です。[UDP 1701]</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ルーティングとリモート アクセス</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701</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ルーティングとリモート アクセス (PPTP 受信)</text:p>
          </table:table-cell>
          <table:table-cell table:style-name="ce2" office:value-type="string" calcext:value-type="string">
            <text:p>Point-to-Point トンネル プロトコル トラフィックを許可するための RRAS の受信規則です。[TCP 1723]</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ルーティングとリモート アクセ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1723</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ルーティングとリモート アクセス (PPTP 送信)</text:p>
          </table:table-cell>
          <table:table-cell table:style-name="ce2" office:value-type="string" calcext:value-type="string">
            <text:p>Point-to-Point トンネル プロトコル トラフィックを許可するための RRAS の送信規則です。[TCP 1723]</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ルーティングとリモート アクセ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1723</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ディスプレイ (TCP 出力)</text:p>
          </table:table-cell>
          <table:table-cell table:style-name="ce2" office:value-type="string" calcext:value-type="string">
            <text:p>ワイヤレス ディスプレイの送信ルール [TC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ワイヤレス ディスプレイ</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WUDF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ディスプレイ (TCP 入力)</text:p>
          </table:table-cell>
          <table:table-cell table:style-name="ce2" office:value-type="string" calcext:value-type="string">
            <text:p>ワイヤレス ディスプレイの受信ルール [TC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ワイヤレス ディスプレイ</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WUDF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ディスプレイ (UDP 出力)</text:p>
          </table:table-cell>
          <table:table-cell table:style-name="ce2" office:value-type="string" calcext:value-type="string">
            <text:p>ワイヤレス ディスプレイの送信ルール [UDP]</text:p>
          </table:table-cell>
          <table:table-cell table:style-name="ce2" office:value-type="string" calcext:value-type="string">
            <text:p>はい</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ワイヤレス ディスプレイ</text:p>
          </table:table-cell>
          <table:table-cell table:number-columns-repeated="2" table:style-name="ce2" office:value-type="string" calcext:value-type="string">
            <text:p>任意</text:p>
          </table:table-cell>
          <table:table-cell table:style-name="ce2" office:value-type="string" calcext:value-type="string">
            <text:p>UD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WUDF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ディスプレイ インフラストラクチャ バック チャネル (TCP 受信)</text:p>
          </table:table-cell>
          <table:table-cell table:style-name="ce2" office:value-type="string" calcext:value-type="string">
            <text:p>ワイヤレス ディスプレイ インフラストラクチャ バック チャネルの受信規則 [TCP]</text:p>
          </table:table-cell>
          <table:table-cell table:style-name="ce2" office:value-type="string" calcext:value-type="string">
            <text:p>はい</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ワイヤレス ディスプレイ</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725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CastSrv.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ポータブル デバイス (SSDP 受信)</text:p>
          </table:table-cell>
          <table:table-cell table:style-name="ce2" office:value-type="string" calcext:value-type="string">
            <text:p>Simple Service Discovery Protocol の使用を許可するためのワイヤレス ポータブル デバイスの受信規則です。[UDP 1900]</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ワイヤレス ポータブル デバイ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1900</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ポータブル デバイス (SSDP 送信)</text:p>
          </table:table-cell>
          <table:table-cell table:style-name="ce2" office:value-type="string" calcext:value-type="string">
            <text:p>Simple Service Discovery Protocol の使用を許可するためのワイヤレス ポータブル デバイスの送信規則です。[UDP 1900]</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ワイヤレス ポータブル デバイ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UDP</text:p>
          </table:table-cell>
          <table:table-cell table:style-name="ce2"/>
          <table:table-cell table:style-name="ce2" office:value-type="string" calcext:value-type="string">
            <text:p>任意</text:p>
          </table:table-cell>
          <table:table-cell table:style-name="ce2" office:value-type="string" calcext:value-type="string">
            <text:p>1900</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Ssdpsrv</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ワイヤレス ポータブル デバイス (TCP 送信)</text:p>
          </table:table-cell>
          <table:table-cell table:style-name="ce2" office:value-type="string" calcext:value-type="string">
            <text:p>ユーザー モード ドライバー フレームワークの使用を許可するためのワイヤレス ポータブル デバイス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ワイヤレス ポータブル デバイス</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15740</text:p>
          </table:table-cell>
          <table:table-cell table:style-name="ce2" office:value-type="string" calcext:value-type="string">
            <text:p>いいえ</text:p>
          </table:table-cell>
          <table:table-cell table:style-name="ce2" office:value-type="string" calcext:value-type="string">
            <text:p>%SystemRoot%\system32\wudf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ワイヤレス ポータブル デバイス (TCP 送信)</text:p>
          </table:table-cell>
          <table:table-cell table:style-name="ce2" office:value-type="string" calcext:value-type="string">
            <text:p>ユーザー モード ドライバー フレームワークの使用を許可するためのワイヤレス ポータブル デバイス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ワイヤレス ポータブル デバイ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15740</text:p>
          </table:table-cell>
          <table:table-cell table:style-name="ce2" office:value-type="string" calcext:value-type="string">
            <text:p>いいえ</text:p>
          </table:table-cell>
          <table:table-cell table:style-name="ce2" office:value-type="string" calcext:value-type="string">
            <text:p>%SystemRoot%\system32\wudfhost.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ポータブル デバイス (UPnP 受信)</text:p>
          </table:table-cell>
          <table:table-cell table:style-name="ce2" office:value-type="string" calcext:value-type="string">
            <text:p>ユニバーサル プラグ アンド プレイの使用を許可するためのワイヤレス ポータブル デバイスの受信規則です。[TCP 2869]</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プライベート,パブリック</text:p>
          </table:table-cell>
          <table:table-cell table:style-name="ce2" office:value-type="string" calcext:value-type="string">
            <text:p>ワイヤレス ポータブル デバイ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2869</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ポータブル デバイス (UPnP 送信)</text:p>
          </table:table-cell>
          <table:table-cell table:style-name="ce2" office:value-type="string" calcext:value-type="string">
            <text:p>ユニバーサル プラグ アンド プレイの使用を許可するためのワイヤレス ポータブル デバイス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ワイヤレス ポータブル デバイ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869</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fd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ワイヤレス ポータブル デバイス (UPnPHost 送信)</text:p>
          </table:table-cell>
          <table:table-cell table:style-name="ce2" office:value-type="string" calcext:value-type="string">
            <text:p>ユニバーサル プラグ アンド プレイの使用を許可するためのワイヤレス ポータブル デバイスの送信規則です。 [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プライベート,パブリック</text:p>
          </table:table-cell>
          <table:table-cell table:style-name="ce2" office:value-type="string" calcext:value-type="string">
            <text:p>ワイヤレス ポータブル デバイス</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任意</text:p>
          </table:table-cell>
          <table:table-cell table:style-name="ce2" office:value-type="string" calcext:value-type="string">
            <text:p>2869</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upnphost</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分散トランザクション コーディネーター (RPC)</text:p>
          </table:table-cell>
          <table:table-cell table:style-name="ce2" office:value-type="string" calcext:value-type="string">
            <text:p>RPC/TCP 経由でリモートで管理される分散トランザクション コーディネーター サービスのカーネル トランザクション リソース マネージャー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分散トランザクション コーディネータ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ktmrm</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2">
          <table:table-cell/>
          <table:table-cell table:style-name="ce2" office:value-type="string" calcext:value-type="string">
            <text:p>分散トランザクション コーディネーター (RPC)</text:p>
          </table:table-cell>
          <table:table-cell table:style-name="ce2" office:value-type="string" calcext:value-type="string">
            <text:p>RPC/TCP 経由でリモートで管理される分散トランザクション コーディネーター サービスのカーネル トランザクション リソース マネージャー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分散トランザクション コーディネーター</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ktmrm</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6">
          <table:table-cell/>
          <table:table-cell table:style-name="ce2" office:value-type="string" calcext:value-type="string">
            <text:p>分散トランザクション コーディネーター (RPC-EPMAP)</text:p>
          </table:table-cell>
          <table:table-cell table:style-name="ce2" office:value-type="string" calcext:value-type="string">
            <text:p>分散トランザクション コーディネーター サービスのカーネル トランザクション リソース マネージャーに対して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分散トランザクション コーディネータ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6">
          <table:table-cell/>
          <table:table-cell table:style-name="ce2" office:value-type="string" calcext:value-type="string">
            <text:p>分散トランザクション コーディネーター (RPC-EPMAP)</text:p>
          </table:table-cell>
          <table:table-cell table:style-name="ce2" office:value-type="string" calcext:value-type="string">
            <text:p>分散トランザクション コーディネーター サービスのカーネル トランザクション リソース マネージャーに対して RPC/TCP トラフィックを許可するための RPCSS サービスの受信規則です。</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分散トランザクション コーディネーター</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style-name="ce2" office:value-type="string" calcext:value-type="string">
            <text:p>RPC-EPMap</text:p>
          </table:table-cell>
          <table:table-cell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svchost.exe</text:p>
          </table:table-cell>
          <table:table-cell table:style-name="ce2" office:value-type="string" calcext:value-type="string">
            <text:p>RPCSS</text:p>
          </table:table-cell>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分散トランザクション コーディネーター (TCP 受信)</text:p>
          </table:table-cell>
          <table:table-cell table:style-name="ce2" office:value-type="string" calcext:value-type="string">
            <text:p>分散トランザクション コーディネーターのトラフィックを許可するため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ドメイン</text:p>
          </table:table-cell>
          <table:table-cell table:style-name="ce2" office:value-type="string" calcext:value-type="string">
            <text:p>分散トランザクション コーディネータ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sdtc.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分散トランザクション コーディネーター (TCP 受信)</text:p>
          </table:table-cell>
          <table:table-cell table:style-name="ce2" office:value-type="string" calcext:value-type="string">
            <text:p>分散トランザクション コーディネーターのトラフィックを許可するための受信規則です。[TCP]</text:p>
          </table:table-cell>
          <table:table-cell table:style-name="ce2" office:value-type="string" calcext:value-type="string">
            <text:p>いいえ</text:p>
          </table:table-cell>
          <table:table-cell table:style-name="ce2" office:value-type="string" calcext:value-type="string">
            <text:p>入力</text:p>
          </table:table-cell>
          <table:table-cell table:style-name="ce2" office:value-type="string" calcext:value-type="string">
            <text:p>プライベート,パブリック</text:p>
          </table:table-cell>
          <table:table-cell table:style-name="ce2" office:value-type="string" calcext:value-type="string">
            <text:p>分散トランザクション コーディネーター</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sdtc.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4">
          <table:table-cell/>
          <table:table-cell table:style-name="ce2" office:value-type="string" calcext:value-type="string">
            <text:p>分散トランザクション コーディネーター (TCP 送信)</text:p>
          </table:table-cell>
          <table:table-cell table:style-name="ce2" office:value-type="string" calcext:value-type="string">
            <text:p>分散トランザクション コーディネーターのトラフィックを許可するため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ドメイン</text:p>
          </table:table-cell>
          <table:table-cell table:style-name="ce2" office:value-type="string" calcext:value-type="string">
            <text:p>分散トランザクション コーディネーター</text:p>
          </table:table-cell>
          <table:table-cell table:number-columns-repeated="2" table:style-name="ce2" office:value-type="string" calcext:value-type="string">
            <text:p>任意</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sdtc.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3">
          <table:table-cell/>
          <table:table-cell table:style-name="ce2" office:value-type="string" calcext:value-type="string">
            <text:p>分散トランザクション コーディネーター (TCP 送信)</text:p>
          </table:table-cell>
          <table:table-cell table:style-name="ce2" office:value-type="string" calcext:value-type="string">
            <text:p>分散トランザクション コーディネーターのトラフィックを許可するための送信規則です。[TCP]</text:p>
          </table:table-cell>
          <table:table-cell table:style-name="ce2" office:value-type="string" calcext:value-type="string">
            <text:p>いいえ</text:p>
          </table:table-cell>
          <table:table-cell table:style-name="ce2" office:value-type="string" calcext:value-type="string">
            <text:p>出力</text:p>
          </table:table-cell>
          <table:table-cell table:style-name="ce2" office:value-type="string" calcext:value-type="string">
            <text:p>プライベート,パブリック</text:p>
          </table:table-cell>
          <table:table-cell table:style-name="ce2" office:value-type="string" calcext:value-type="string">
            <text:p>分散トランザクション コーディネーター</text:p>
          </table:table-cell>
          <table:table-cell table:style-name="ce2" office:value-type="string" calcext:value-type="string">
            <text:p>任意</text:p>
          </table:table-cell>
          <table:table-cell table:style-name="ce2" office:value-type="string" calcext:value-type="string">
            <text:p>LocalSubnet</text:p>
          </table:table-cell>
          <table:table-cell table:style-name="ce2" office:value-type="string" calcext:value-type="string">
            <text:p>TCP</text:p>
          </table:table-cell>
          <table:table-cell table:style-name="ce2"/>
          <table:table-cell table:number-columns-repeated="2" table:style-name="ce2" office:value-type="string" calcext:value-type="string">
            <text:p>任意</text:p>
          </table:table-cell>
          <table:table-cell table:style-name="ce2" office:value-type="string" calcext:value-type="string">
            <text:p>いいえ</text:p>
          </table:table-cell>
          <table:table-cell table:style-name="ce2" office:value-type="string" calcext:value-type="string">
            <text:p>%SystemRoot%\system32\msdtc.exe</text:p>
          </table:table-cell>
          <table:table-cell table:style-name="ce2"/>
          <table:table-cell table:style-name="ce2" office:value-type="string" calcext:value-type="string">
            <text:p>任意</text:p>
          </table:table-cell>
          <table:table-cell table:style-name="ce2" table:number-columns-repeated="2"/>
          <table:table-cell table:style-name="ce2" office:value-type="string" calcext:value-type="string">
            <text:p>NotRequired</text:p>
          </table:table-cell>
          <table:table-cell table:style-name="ce2" office:value-type="string" calcext:value-type="string">
            <text:p>ローカル設定</text:p>
          </table:table-cell>
          <table:table-cell table:style-name="ce2" office:value-type="string" calcext:value-type="string">
            <text:p>許可</text:p>
          </table:table-cell>
          <table:table-cell table:number-columns-repeated="1002"/>
        </table:table-row>
        <table:table-row table:style-name="ro1" table:number-rows-repeated="104823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irewall-rule'.A2:'firewall-rule'.V34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ゴシック" svg:font-family="IPAゴシック" style:font-adornments="標準" style:font-family-generic="swiss"/>
    <style:font-face style:name="Arial" svg:font-family="Arial" style:font-family-generic="swiss" style:font-pitch="variable"/>
    <style:font-face style:name="IPAゴシック1" svg:font-family="IPAゴシック" style:font-family-generic="swiss" style:font-pitch="variable"/>
    <style:font-face style:name="Liberation Sans" svg:font-family="'Liberation Sans'" style:font-family-generic="swiss" style:font-pitch="variable"/>
    <style:font-face style:name="IPAゴシック2" svg:font-family="IPAゴシック"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2">
      <number:text>\</number:text>
      <number:number number:decimal-places="0" loext:min-decimal-places="0" number:min-integer-digits="1" number:grouping="true"/>
    </number:number-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28">
      <number:number number:decimal-places="0" loext:min-decimal-places="0" number:min-integer-digits="1" number:grouping="true"/>
      <number:text> </number:text>
    </number:number-style>
    <number:number-style style:name="N131P0" style:volatile="true">
      <number:number number:decimal-places="0" loext:min-decimal-places="0" number:min-integer-digits="1" number:grouping="true"/>
      <number:text> </number:text>
    </number:number-style>
    <number:number-style style:name="N131P1" style:volatile="true">
      <number:text>-</number:text>
      <number:number number:decimal-places="0" loext:min-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 </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number:text>
      <number:number number:decimal-places="2" loext:min-decimal-places="2" number:min-integer-digits="1" number:grouping="true"/>
      <number:text> </number:text>
    </number:number-style>
    <number:number-style style:name="N139P2" style:volatile="true">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 </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8P0" style:volatile="true">
      <number:text>\</number:text>
      <number:number number:decimal-places="0" loext:min-decimal-places="0" number:min-integer-digits="1" number:grouping="true"/>
    </number:number-style>
    <number:number-style style:name="N148">
      <number:text>-\</number:text>
      <number:number number:decimal-places="0" loext:min-decimal-places="0" number:min-integer-digits="1" number:grouping="true"/>
      <style:map style:condition="value()&gt;=0" style:apply-style-name="N148P0"/>
    </number:number-style>
    <number:number-style style:name="N149P0" style:volatile="true">
      <number:text>\</number:text>
      <number:number number:decimal-places="0" loext:min-decimal-places="0" number:min-integer-digits="1" number:grouping="true"/>
    </number:number-style>
    <number:number-style style:name="N149">
      <style:text-properties fo:color="#ff0000"/>
      <number:text>-\</number:text>
      <number:number number:decimal-places="0" loext:min-decimal-places="0" number:min-integer-digits="1" number:grouping="true"/>
      <style:map style:condition="value()&gt;=0" style:apply-style-name="N149P0"/>
    </number:number-style>
    <number:number-style style:name="N150P0" style:volatile="true">
      <number:text>\</number:text>
      <number:number number:decimal-places="2" loext:min-decimal-places="2" number:min-integer-digits="1" number:grouping="true"/>
    </number:number-style>
    <number:number-style style:name="N150">
      <number:text>-\</number:text>
      <number:number number:decimal-places="2" loext:min-decimal-places="2" number:min-integer-digits="1" number:grouping="true"/>
      <style:map style:condition="value()&gt;=0" style:apply-style-name="N150P0"/>
    </number:number-style>
    <number:number-style style:name="N151P0" style:volatile="true">
      <number:text>\</number:text>
      <number:number number:decimal-places="2" loext:min-decimal-places="2" number:min-integer-digits="1" number:grouping="true"/>
    </number:number-style>
    <number:number-style style:name="N151">
      <style:text-properties fo:color="#ff0000"/>
      <number:text>-\</number:text>
      <number:number number:decimal-places="2" loext:min-decimal-places="2" number:min-integer-digits="1" number:grouping="true"/>
      <style:map style:condition="value()&gt;=0" style:apply-style-name="N151P0"/>
    </number:number-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number:text>
      <number:number number:decimal-places="2" loext:min-decimal-places="2" number:min-integer-digits="1" number:grouping="true"/>
      <number:text> </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date-style style:name="N156">
      <number:day/>
      <number:text>日</number:text>
    </number:date-style>
    <number:date-style style:name="N157">
      <number:text>(</number:text>
      <number:day-of-week number:calendar="gengou"/>
      <number:text>)</number:text>
    </number:date-style>
    <number:date-style style:name="N158">
      <number:month/>
      <number:text>/</number:text>
      <number:day/>
    </number:date-style>
    <number:number-style style:name="N160P0" style:volatile="true">
      <number:number number:decimal-places="0" loext:min-decimal-places="0" number:min-integer-digits="1" number:grouping="true"/>
    </number:number-style>
    <number:number-style style:name="N160P1" style:volatile="true">
      <style:text-properties fo:color="#ff0000"/>
      <number:text>-</number:text>
      <number:number number:decimal-places="0" loext:min-decimal-places="0" number:min-integer-digits="1" number:grouping="true"/>
    </number:number-style>
    <number:text-style style:name="N160">
      <number:text-content/>
      <style:map style:condition="value()&gt;=0" style:apply-style-name="N160P0"/>
      <style:map style:condition="value()&lt;0" style:apply-style-name="N160P1"/>
    </number:text-style>
    <number:number-style style:name="N163P0" style:volatile="true">
      <number:number number:decimal-places="1" loext:min-decimal-places="0" number:min-integer-digits="1" number:decimal-replacement="" number:grouping="true"/>
    </number:number-style>
    <number:number-style style:name="N163P1" style:volatile="true">
      <style:text-properties fo:color="#ff0000"/>
      <number:text>-</number:text>
      <number:number number:decimal-places="1" loext:min-decimal-places="0" number:min-integer-digits="1" number:decimal-replacement="" number:grouping="true"/>
    </number:number-style>
    <number:text-style style:name="N163">
      <number:text-content/>
      <style:map style:condition="value()&gt;=0" style:apply-style-name="N163P0"/>
      <style:map style:condition="value()&lt;0" style:apply-style-name="N163P1"/>
    </number:text-style>
    <number:number-style style:name="N166P0" style:volatile="true">
      <number:number number:decimal-places="1" loext:min-decimal-places="1" number:min-integer-digits="1" number:grouping="true"/>
    </number:number-style>
    <number:number-style style:name="N166P1" style:volatile="true">
      <style:text-properties fo:color="#ff0000"/>
      <number:text>-</number:text>
      <number:number number:decimal-places="1" loext:min-decimal-places="1" number:min-integer-digits="1" number:grouping="true"/>
    </number:number-style>
    <number:text-style style:name="N166">
      <number:text-content/>
      <style:map style:condition="value()&gt;=0" style:apply-style-name="N166P0"/>
      <style:map style:condition="value()&lt;0" style:apply-style-name="N166P1"/>
    </number:text-style>
    <number:number-style style:name="N167">
      <number:number number:decimal-places="2" loext:min-decimal-places="2" number:min-integer-digits="1"/>
      <number:text> </number:text>
    </number:number-style>
    <number:number-style style:name="N168P0" style:volatile="true">
      <number:number number:decimal-places="2" loext:min-decimal-places="2" number:min-integer-digits="1"/>
      <number:text> </number:text>
    </number:number-style>
    <number:number-style style:name="N168">
      <style:text-properties fo:color="#ff0000"/>
      <number:text>(</number:text>
      <number:number number:decimal-places="2" loext:min-decimal-places="2" number:min-integer-digits="1"/>
      <number:text>)</number:text>
      <style:map style:condition="value()&gt;=0" style:apply-style-name="N168P0"/>
    </number:number-style>
    <number:number-style style:name="N170P0" style:volatile="true">
      <number:number number:decimal-places="0" loext:min-decimal-places="0" number:min-integer-digits="3"/>
    </number:number-style>
    <number:number-style style:name="N170">
      <number:number number:decimal-places="0" loext:min-decimal-places="0" number:min-integer-digits="5">
        <number:embedded-text number:position="2">-</number:embedded-text>
      </number:number>
      <style:map style:condition="value()&lt;=999" style:apply-style-name="N170P0"/>
    </number:number-style>
    <number:number-style style:name="N171P0" style:volatile="true">
      <number:text>\</number:text>
      <number:number number:decimal-places="0" loext:min-decimal-places="0" number:min-integer-digits="1" number:grouping="true"/>
    </number:number-style>
    <number:number-style style:name="N171">
      <style:text-properties fo:color="#ff0000"/>
      <number:text>\</number:text>
      <number:number number:decimal-places="0" loext:min-decimal-places="0" number:min-integer-digits="1" number:grouping="true"/>
      <style:map style:condition="value()&gt;=0" style:apply-style-name="N171P0"/>
    </number:number-style>
    <number:number-style style:name="N172">
      <number:number number:decimal-places="1" loext:min-decimal-places="1" number:min-integer-digits="1"/>
      <number:text> </number:text>
    </number:number-style>
    <number:number-style style:name="N173P0" style:volatile="true">
      <number:number number:decimal-places="1" loext:min-decimal-places="1" number:min-integer-digits="1"/>
      <number:text> </number:text>
    </number:number-style>
    <number:number-style style:name="N173">
      <style:text-properties fo:color="#ff0000"/>
      <number:text>(</number:text>
      <number:number number:decimal-places="1" loext:min-decimal-places="1" number:min-integer-digits="1"/>
      <number:text>)</number:text>
      <style:map style:condition="value()&gt;=0" style:apply-style-name="N173P0"/>
    </number:number-style>
    <number:number-style style:name="N174P0" style:volatile="true">
      <number:number number:decimal-places="0" loext:min-decimal-places="0" number:min-integer-digits="1" number:grouping="true"/>
      <number:text> </number:text>
    </number:number-style>
    <number:number-style style:name="N174">
      <style:text-properties fo:color="#ff0000"/>
      <number:text>(</number:text>
      <number:number number:decimal-places="0" loext:min-decimal-places="0" number:min-integer-digits="1" number:grouping="true"/>
      <number:text>)</number:text>
      <style:map style:condition="value()&gt;=0" style:apply-style-name="N174P0"/>
    </number:number-style>
    <number:number-style style:name="N175">
      <number:number number:decimal-places="0" loext:min-decimal-places="0" number:min-integer-digits="1"/>
      <number:text> </number:text>
    </number:number-style>
    <number:number-style style:name="N176">
      <number:number number:decimal-places="1" loext:min-decimal-places="1" number:min-integer-digits="1" number:grouping="true"/>
      <number:text> </number:text>
    </number:number-style>
    <number:number-style style:name="N178P0" style:volatile="true">
      <number:text>Yes</number:text>
    </number:number-style>
    <number:number-style style:name="N178P1" style:volatile="true">
      <number:text>Yes</number:text>
    </number:number-style>
    <number:number-style style:name="N178">
      <number:text>No</number:text>
      <style:map style:condition="value()&gt;0" style:apply-style-name="N178P0"/>
      <style:map style:condition="value()&lt;0" style:apply-style-name="N178P1"/>
    </number:number-style>
    <number:number-style style:name="N180P0" style:volatile="true">
      <number:text>True</number:text>
    </number:number-style>
    <number:number-style style:name="N180P1" style:volatile="true">
      <number:text>True</number:text>
    </number:number-style>
    <number:number-style style:name="N180">
      <number:text>False</number:text>
      <style:map style:condition="value()&gt;0" style:apply-style-name="N180P0"/>
      <style:map style:condition="value()&lt;0" style:apply-style-name="N180P1"/>
    </number:number-style>
    <number:number-style style:name="N182P0" style:volatile="true">
      <number:text>On</number:text>
    </number:number-style>
    <number:number-style style:name="N182P1" style:volatile="true">
      <number:text>On</number:text>
    </number:number-style>
    <number:number-style style:name="N182">
      <number:text>Off</number:text>
      <style:map style:condition="value()&gt;0" style:apply-style-name="N182P0"/>
      <style:map style:condition="value()&lt;0" style:apply-style-name="N182P1"/>
    </number:number-style>
    <number:currency-style style:name="N184P0" style:volatile="true">
      <number:currency-symbol>€</number:currency-symbol>
      <number:text> </number:text>
      <number:number number:decimal-places="2" loext:min-decimal-places="2" number:min-integer-digits="1" number:grouping="true"/>
      <number:text> </number:text>
    </number:currency-style>
    <number:currency-style style:name="N18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4P0"/>
    </number:currency-style>
    <number:time-style style:name="N185">
      <number:minutes/>
      <number:text>:</number:text>
      <number:seconds number:style="long"/>
    </number:time-style>
    <number:time-style style:name="N186" number:truncate-on-overflow="false">
      <number:minutes/>
      <number:text>:</number:text>
      <number:seconds number:style="long"/>
    </number:time-style>
    <number:date-style style:name="N187">
      <number:month number:textual="true"/>
      <number:text>-</number:text>
      <number:year number:style="long"/>
    </number:date-style>
    <number:number-style style:name="N189P0" style:volatile="true">
      <number:text>+</number:text>
      <number:number number:decimal-places="0" loext:min-decimal-places="0" number:min-integer-digits="0"/>
    </number:number-style>
    <number:number-style style:name="N189">
      <number:text>-</number:text>
      <number:number number:decimal-places="0" loext:min-decimal-places="0" number:min-integer-digits="1" number:grouping="true"/>
      <style:map style:condition="value()&gt;=0" style:apply-style-name="N189P0"/>
    </number:number-style>
    <number:number-style style:name="N190">
      <number:number number:decimal-places="3" loext:min-decimal-places="3" number:min-integer-digits="1"/>
      <number:text> </number:text>
    </number:number-style>
    <number:number-style style:name="N192P0" style:volatile="true">
      <number:number number:decimal-places="0" loext:min-decimal-places="0" number:min-integer-digits="3"/>
    </number:number-style>
    <number:number-style style:name="N192P1" style:volatile="true">
      <number:number number:decimal-places="0" loext:min-decimal-places="0" number:min-integer-digits="5">
        <number:embedded-text number:position="2">-</number:embedded-text>
      </number:number>
    </number:number-style>
    <number:number-style style:name="N192">
      <number:number number:decimal-places="0" loext:min-decimal-places="0" number:min-integer-digits="7">
        <number:embedded-text number:position="4">-</number:embedded-text>
      </number:number>
      <style:map style:condition="value()&lt;=999" style:apply-style-name="N192P0"/>
      <style:map style:condition="value()&lt;=99999" style:apply-style-name="N192P1"/>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style:vertical-align="top" loext:vertical-justify="auto"/>
      <style:paragraph-properties css3t:text-justify="auto"/>
      <style:text-properties style:font-name="IPAゴシック" fo:font-family="IPAゴシック" style:font-style-name="標準" style:font-family-generic="swiss" style:font-name-asian="IPAゴシック" style:font-family-asian="IPAゴシック" style:font-style-name-asian="標準" style:font-family-generic-asian="swiss"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4.99mm" fo:margin-right="14.99mm" loext:scale-to-X="1" loext:scale-to-Y="100" style:writing-mode="lr-tb"/>
      <style:header-style>
        <style:header-footer-properties fo:min-height="7.5mm" fo:margin-left="4mm" fo:margin-right="4mm" fo:margin-bottom="1.5mm"/>
      </style:header-style>
      <style:footer-style>
        <style:header-footer-properties fo:min-height="7.5mm" fo:margin-left="4mm" fo:margin-right="4mm" fo:margin-top="1.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font-name="IPAゴシック" style:font-name-asian="IPAゴシック"/>
    </style:style>
  </office:automatic-styles>
  <office:master-styles>
    <style:master-page style:name="Default" style:page-layout-name="Mpm1">
      <style:header>
        <style:region-left>
          <text:p><text:span text:style-name="MT1"><text:sheet-name>???</text:sheet-name></text:span></text:p>
        </style:region-left>
      </style:header>
      <style:header-left style:display="false"/>
      <style:footer>
        <text:p><text:span text:style-name="MT1">- </text:span><text:span text:style-name="MT1"><text:page-number>1</text:page-number></text:span><text:span text:style-name="MT1"> -</text:span></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5">0000/00/00</text:date>, <text:time style:data-style-name="N2" text:time-value="01:24:15.416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3T01:08:21.04</meta:creation-date>
    <meta:generator>LibreOffice/5.3.2.2$Windows_X86_64 LibreOffice_project/6cd4f1ef626f15116896b1d8e1398b56da0d0ee1</meta:generator>
    <meta:editing-cycles>4</meta:editing-cycles>
    <meta:editing-duration>PT3M30S</meta:editing-duration>
    <dc:date>2017-07-15T01:24:29.244000000</dc:date>
    <meta:document-statistic meta:table-count="1" meta:cell-count="5887" meta:object-count="0"/>
  </office:meta>
</office:document-meta>
</file>